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5508in"/>
    </style:style>
    <style:style style:name="co2" style:family="table-column">
      <style:table-column-properties fo:break-before="auto" style:column-width="1.2583in"/>
    </style:style>
    <style:style style:name="co3" style:family="table-column">
      <style:table-column-properties fo:break-before="auto" style:column-width="0.6417in"/>
    </style:style>
    <style:style style:name="co4" style:family="table-column">
      <style:table-column-properties fo:break-before="auto" style:column-width="0.5634in"/>
    </style:style>
    <style:style style:name="co5" style:family="table-column">
      <style:table-column-properties fo:break-before="auto" style:column-width="0.4453in"/>
    </style:style>
    <style:style style:name="co6" style:family="table-column">
      <style:table-column-properties fo:break-before="auto" style:column-width="0.5366in"/>
    </style:style>
    <style:style style:name="co7" style:family="table-column">
      <style:table-column-properties fo:break-before="auto" style:column-width="0.4319in"/>
    </style:style>
    <style:style style:name="co8" style:family="table-column">
      <style:table-column-properties fo:break-before="auto" style:column-width="0.4189in"/>
    </style:style>
    <style:style style:name="co9" style:family="table-column">
      <style:table-column-properties fo:break-before="auto" style:column-width="0.7209in"/>
    </style:style>
    <style:style style:name="co10" style:family="table-column">
      <style:table-column-properties fo:break-before="auto" style:column-width="0.524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b8ff"/>
    </style:style>
    <style:style style:name="ce3" style:family="table-cell" style:parent-style-name="Default" style:data-style-name="N100">
      <style:table-cell-properties fo:background-color="#00ff00"/>
    </style:style>
    <style:style style:name="ce4" style:family="table-cell" style:parent-style-name="Default" style:data-style-name="N100">
      <style:table-cell-properties fo:background-color="#ff0000"/>
    </style:style>
    <style:style style:name="ce5" style:family="table-cell" style:parent-style-name="Default">
      <style:table-cell-properties fo:background-color="#ff9966"/>
    </style:style>
    <style:style style:name="ce6" style:family="table-cell" style:parent-style-name="Default" style:data-style-name="N100">
      <style:table-cell-properties fo:background-color="transparent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00ff00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14" style:family="table-cell" style:parent-style-name="Default" style:data-style-name="N100"/>
    <style:style style:name="ce15" style:family="table-cell" style:parent-style-name="Default" style:data-style-name="N100"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order-bottom="none" fo:border-left="0.06pt solid #000000" fo:border-right="0.06pt solid #000000" fo:border-top="0.06pt solid #000000"/>
    </style:style>
    <style:style style:name="ce17" style:family="table-cell" style:parent-style-name="Default" style:data-style-name="N100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visibility="collapse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9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number-columns-repeated="986" table:default-cell-style-name="Default"/>
        <table:table-row table:style-name="ro1" table:number-rows-repeated="18">
          <table:table-cell table:number-columns-repeated="1023"/>
        </table:table-row>
        <table:table-row table:style-name="ro1">
          <table:table-cell table:number-columns-repeated="24"/>
          <table:table-cell office:value-type="string">
            <text:p>Tue</text:p>
          </table:table-cell>
          <table:table-cell table:style-name="ce4" office:value-type="string">
            <text:p>2004-03-24 12:00</text:p>
          </table:table-cell>
          <table:table-cell office:value-type="float" office:value="94.4500000000007">
            <text:p>94.45</text:p>
          </table:table-cell>
          <table:table-cell office:value-type="float" office:value="180.450000000001">
            <text:p>180.45</text:p>
          </table:table-cell>
          <table:table-cell office:value-type="float" office:value="10140.23">
            <text:p>10140.23</text:p>
          </table:table-cell>
          <table:table-cell office:value-type="float" office:value="9975.86">
            <text:p>9975.86</text:p>
          </table:table-cell>
          <table:table-cell table:number-columns-repeated="99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2"/>
          <table:table-cell office:value-type="string">
            <text:p>Tue</text:p>
          </table:table-cell>
          <table:table-cell table:style-name="ce3" office:value-type="string">
            <text:p>1984-01-10 12:00</text:p>
          </table:table-cell>
          <table:table-cell office:value-type="float" office:value="174.029">
            <text:p>174.029</text:p>
          </table:table-cell>
          <table:table-cell office:value-type="float" office:value="184.029">
            <text:p>184.029</text:p>
          </table:table-cell>
          <table:table-cell office:value-type="float" office:value="1295.44">
            <text:p>1295.44</text:p>
          </table:table-cell>
          <table:table-cell office:value-type="float" office:value="1273.97">
            <text:p>1273.97</text:p>
          </table:table-cell>
          <table:table-cell office:value-type="string">
            <text:p>Wed</text:p>
          </table:table-cell>
          <table:table-cell table:style-name="ce4" office:value-type="string">
            <text:p>1994-03-02 12:00</text:p>
          </table:table-cell>
          <table:table-cell office:value-type="float" office:value="315.193999999999">
            <text:p>315.194</text:p>
          </table:table-cell>
          <table:table-cell office:value-type="float" office:value="183.194">
            <text:p>183.194</text:p>
          </table:table-cell>
          <table:table-cell office:value-type="float" office:value="3845.25">
            <text:p>3845.25</text:p>
          </table:table-cell>
          <table:table-cell office:value-type="float" office:value="3741.69">
            <text:p>3741.69</text:p>
          </table:table-cell>
          <table:table-cell table:number-columns-repeated="6"/>
          <table:table-cell table:style-name="ce2" office:value-type="string">
            <text:p>Thu-WKND</text:p>
          </table:table-cell>
          <table:table-cell table:style-name="ce3" office:value-type="string">
            <text:p>2014-07-03 12:00</text:p>
          </table:table-cell>
          <table:table-cell office:value-type="float" office:value="240.837">
            <text:p>240.837</text:p>
          </table:table-cell>
          <table:table-cell office:value-type="float" office:value="184.837">
            <text:p>184.837</text:p>
          </table:table-cell>
          <table:table-cell office:value-type="float" office:value="17074.65">
            <text:p>17074.65</text:p>
          </table:table-cell>
          <table:table-cell office:value-type="float" office:value="16979">
            <text:p>16979</text:p>
          </table:table-cell>
          <table:table-cell table:number-columns-repeated="987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>
            <text:p>Mon.</text:p>
          </table:table-cell>
          <table:table-cell table:style-name="ce3" office:value-type="string">
            <text:p>1973-10-29 12:00</text:p>
          </table:table-cell>
          <table:table-cell office:value-type="float" office:value="34.2520000000004">
            <text:p>34.252</text:p>
          </table:table-cell>
          <table:table-cell office:value-type="float" office:value="186.252">
            <text:p>186.252</text:p>
          </table:table-cell>
          <table:table-cell office:value-type="float" office:value="997.59">
            <text:p>997.59</text:p>
          </table:table-cell>
          <table:table-cell office:value-type="float" office:value="979.98">
            <text:p>979.98</text:p>
          </table:table-cell>
          <table:table-cell/>
          <table:table-cell table:style-name="ce6"/>
          <table:table-cell table:style-name="ce1" table:number-columns-repeated="4"/>
          <table:table-cell table:number-columns-repeated="6"/>
          <table:table-cell office:value-type="string">
            <text:p>Tue</text:p>
          </table:table-cell>
          <table:table-cell table:style-name="ce3" office:value-type="string">
            <text:p>2004-04-06 12:00</text:p>
          </table:table-cell>
          <table:table-cell office:value-type="float" office:value="100.696">
            <text:p>100.696</text:p>
          </table:table-cell>
          <table:table-cell office:value-type="float" office:value="186.696">
            <text:p>186.696</text:p>
          </table:table-cell>
          <table:table-cell office:value-type="float" office:value="10596.37">
            <text:p>10596.37</text:p>
          </table:table-cell>
          <table:table-cell office:value-type="float" office:value="10467.26">
            <text:p>10467.26</text:p>
          </table:table-cell>
          <table:table-cell table:number-columns-repeated="993"/>
        </table:table-row>
        <table:table-row table:style-name="ro1">
          <table:table-cell table:style-name="ce1" table:number-columns-repeated="7"/>
          <table:table-cell table:style-name="ce6"/>
          <table:table-cell table:style-name="ce1" table:number-columns-repeated="5"/>
          <table:table-cell table:style-name="ce6"/>
          <table:table-cell table:style-name="ce1" table:number-columns-repeated="11"/>
          <table:table-cell table:style-name="ce6"/>
          <table:table-cell table:style-name="ce1" table:number-columns-repeated="4"/>
          <table:table-cell table:style-name="ce1" office:value-type="string">
            <text:p>Thur</text:p>
          </table:table-cell>
          <table:table-cell table:style-name="ce4" office:value-type="string">
            <text:p>2014-07-10 12:00</text:p>
          </table:table-cell>
          <table:table-cell office:value-type="float" office:value="244.508999999998">
            <text:p>244.509</text:p>
          </table:table-cell>
          <table:table-cell office:value-type="float" office:value="188.508999999998">
            <text:p>188.509</text:p>
          </table:table-cell>
          <table:table-cell office:value-type="float" office:value="16980.35">
            <text:p>16980.35</text:p>
          </table:table-cell>
          <table:table-cell office:value-type="float" office:value="16805.38">
            <text:p>16805.38</text:p>
          </table:table-cell>
          <table:table-cell table:style-name="ce1" table:number-columns-repeated="987"/>
        </table:table-row>
        <table:table-row table:style-name="ro1">
          <table:table-cell table:style-name="ce1" table:number-columns-repeated="7"/>
          <table:table-cell table:style-name="ce6"/>
          <table:table-cell table:style-name="ce1" table:number-columns-repeated="5"/>
          <table:table-cell table:style-name="ce6"/>
          <table:table-cell table:style-name="ce1" table:number-columns-repeated="10"/>
          <table:table-cell table:style-name="ce1" office:value-type="string">
            <text:p>Wed</text:p>
          </table:table-cell>
          <table:table-cell table:style-name="ce4" office:value-type="string">
            <text:p>2004-04-14 12:00</text:p>
          </table:table-cell>
          <table:table-cell office:value-type="float" office:value="104.486000000001">
            <text:p>104.486</text:p>
          </table:table-cell>
          <table:table-cell office:value-type="float" office:value="190.486000000001">
            <text:p>190.486</text:p>
          </table:table-cell>
          <table:table-cell office:value-type="float" office:value="10453.39">
            <text:p>10453.39</text:p>
          </table:table-cell>
          <table:table-cell office:value-type="float" office:value="10259.35">
            <text:p>10259.35</text:p>
          </table:table-cell>
          <table:table-cell table:style-name="ce1" table:number-columns-repeated="993"/>
        </table:table-row>
        <table:table-row table:style-name="ro1">
          <table:table-cell table:style-name="ce1" table:number-columns-repeated="7"/>
          <table:table-cell table:style-name="ce6"/>
          <table:table-cell table:style-name="ce1" table:number-columns-repeated="5"/>
          <table:table-cell table:style-name="ce6"/>
          <table:table-cell table:style-name="ce1" table:number-columns-repeated="10"/>
          <table:table-cell table:style-name="ce1" office:value-type="string">
            <text:p>Wed</text:p>
          </table:table-cell>
          <table:table-cell table:style-name="ce4" office:value-type="string">
            <text:p>2004-04-21 12:00</text:p>
          </table:table-cell>
          <table:table-cell office:value-type="float" office:value="107.77">
            <text:p>107.77</text:p>
          </table:table-cell>
          <table:table-cell office:value-type="float" office:value="193.77">
            <text:p>193.77</text:p>
          </table:table-cell>
          <table:table-cell office:value-type="float" office:value="10398.53">
            <text:p>10398.53</text:p>
          </table:table-cell>
          <table:table-cell office:value-type="float" office:value="10200.38">
            <text:p>10200.38</text:p>
          </table:table-cell>
          <table:table-cell table:style-name="ce1" office:value-type="string">
            <text:p>Thur</text:p>
          </table:table-cell>
          <table:table-cell table:style-name="ce3" office:value-type="string">
            <text:p>2014-07-17 12:00</text:p>
          </table:table-cell>
          <table:table-cell table:style-name="ce1" office:value-type="float" office:value="248.224999999999">
            <text:p>248.225</text:p>
          </table:table-cell>
          <table:table-cell table:style-name="ce1" office:value-type="float" office:value="192.224999999999">
            <text:p>192.225</text:p>
          </table:table-cell>
          <table:table-cell office:value-type="float" office:value="17151.56">
            <text:p>17151.56</text:p>
          </table:table-cell>
          <table:table-cell office:value-type="float" office:value="16966.19">
            <text:p>16966.19</text:p>
          </table:table-cell>
          <table:table-cell table:style-name="ce1" table:number-columns-repeated="987"/>
        </table:table-row>
        <table:table-row table:style-name="ro1">
          <table:table-cell table:number-columns-repeated="24"/>
          <table:table-cell office:value-type="string">
            <text:p>Tue</text:p>
          </table:table-cell>
          <table:table-cell table:style-name="ce3" office:value-type="string">
            <text:p>2004-04-27 12:00</text:p>
          </table:table-cell>
          <table:table-cell office:value-type="float" office:value="110.563">
            <text:p>110.563</text:p>
          </table:table-cell>
          <table:table-cell office:value-type="float" office:value="196.563">
            <text:p>196.563</text:p>
          </table:table-cell>
          <table:table-cell office:value-type="float" office:value="10570.92">
            <text:p>10570.92</text:p>
          </table:table-cell>
          <table:table-cell office:value-type="float" office:value="10410.52">
            <text:p>10410.52</text:p>
          </table:table-cell>
          <table:table-cell table:number-columns-repeated="993"/>
        </table:table-row>
        <table:table-row table:style-name="ro1">
          <table:table-cell office:value-type="string">
            <text:p>Tue.</text:p>
          </table:table-cell>
          <table:table-cell table:style-name="ce3" office:value-type="string">
            <text:p>1963-11-12 12:00</text:p>
          </table:table-cell>
          <table:table-cell office:value-type="float" office:value="268.789">
            <text:p>268.789</text:p>
          </table:table-cell>
          <table:table-cell office:value-type="float" office:value="202.789">
            <text:p>202.789</text:p>
          </table:table-cell>
          <table:table-cell office:value-type="float" office:value="756.82">
            <text:p>756.82</text:p>
          </table:table-cell>
          <table:table-cell office:value-type="float" office:value="748.36">
            <text:p>748.36</text:p>
          </table:table-cell>
          <table:table-cell table:number-columns-repeated="6"/>
          <table:table-cell office:value-type="string">
            <text:p>Thurs.</text:p>
          </table:table-cell>
          <table:table-cell table:style-name="ce4" office:value-type="string">
            <text:p>1984-02-23 12:00</text:p>
          </table:table-cell>
          <table:table-cell office:value-type="float" office:value="193.719000000001">
            <text:p>193.719</text:p>
          </table:table-cell>
          <table:table-cell office:value-type="float" office:value="203.719000000001">
            <text:p>203.719</text:p>
          </table:table-cell>
          <table:table-cell office:value-type="float" office:value="1142.38">
            <text:p>1142.38</text:p>
          </table:table-cell>
          <table:table-cell office:value-type="float" office:value="1114.95">
            <text:p>1114.95</text:p>
          </table:table-cell>
          <table:table-cell office:value-type="string">
            <text:p>Mon.</text:p>
          </table:table-cell>
          <table:table-cell table:style-name="ce4" office:value-type="string">
            <text:p>1994-04-04 12:00</text:p>
          </table:table-cell>
          <table:table-cell office:value-type="float" office:value="336.074000000001">
            <text:p>336.074</text:p>
          </table:table-cell>
          <table:table-cell office:value-type="float" office:value="204.074000000001">
            <text:p>204.074</text:p>
          </table:table-cell>
          <table:table-cell office:value-type="float" office:value="3633.08">
            <text:p>3633.08</text:p>
          </table:table-cell>
          <table:table-cell office:value-type="float" office:value="3520.8">
            <text:p>3520.8</text:p>
          </table:table-cell>
          <table:table-cell office:value-type="string">
            <text:p>Wed</text:p>
          </table:table-cell>
          <table:table-cell table:style-name="ce4" office:value-type="string">
            <text:p>2004-05-12 12:00</text:p>
          </table:table-cell>
          <table:table-cell office:value-type="float" office:value="117.464">
            <text:p>117.464</text:p>
          </table:table-cell>
          <table:table-cell office:value-type="float" office:value="203.464">
            <text:p>203.464</text:p>
          </table:table-cell>
          <table:table-cell office:value-type="float" office:value="10089.87">
            <text:p>10089.87</text:p>
          </table:table-cell>
          <table:table-cell office:value-type="float" office:value="9822.1">
            <text:p>9822.1</text:p>
          </table:table-cell>
          <table:table-cell office:value-type="string">
            <text:p>Thurs.</text:p>
          </table:table-cell>
          <table:table-cell table:style-name="ce4" office:value-type="string">
            <text:p>2014-08-07 12:00</text:p>
          </table:table-cell>
          <table:table-cell office:value-type="float" office:value="259.650999999998">
            <text:p>259.651</text:p>
          </table:table-cell>
          <table:table-cell office:value-type="float" office:value="203.650999999998">
            <text:p>203.651</text:p>
          </table:table-cell>
          <table:table-cell office:value-type="float" office:value="16504.35">
            <text:p>16504.35</text:p>
          </table:table-cell>
          <table:table-cell office:value-type="float" office:value="16333.78">
            <text:p>16333.78</text:p>
          </table:table-cell>
          <table:table-cell table:number-columns-repeated="987"/>
        </table:table-row>
        <table:table-row table:style-name="ro1">
          <table:table-cell table:style-name="ce1" table:number-columns-repeated="13"/>
          <table:table-cell table:style-name="ce6"/>
          <table:table-cell table:style-name="ce1" table:number-columns-repeated="5"/>
          <table:table-cell table:style-name="ce6"/>
          <table:table-cell table:style-name="ce1" table:number-columns-repeated="5"/>
          <table:table-cell table:style-name="ce6"/>
          <table:table-cell table:style-name="ce1" table:number-columns-repeated="5"/>
          <table:table-cell table:style-name="ce6"/>
          <table:table-cell table:style-name="ce1" table:number-columns-repeated="991"/>
        </table:table-row>
        <table:table-row table:style-name="ro1">
          <table:table-cell office:value-type="string">
            <text:p>Fri</text:p>
          </table:table-cell>
          <table:table-cell table:style-name="ce4" office:value-type="string">
            <text:p>1963-11-22 12:00</text:p>
          </table:table-cell>
          <table:table-cell office:value-type="float" office:value="274.545">
            <text:p>274.545</text:p>
          </table:table-cell>
          <table:table-cell office:value-type="float" office:value="208.545">
            <text:p>208.545</text:p>
          </table:table-cell>
          <table:table-cell office:value-type="float" office:value="739">
            <text:p>739</text:p>
          </table:table-cell>
          <table:table-cell office:value-type="float" office:value="710.83">
            <text:p>710.83</text:p>
          </table:table-cell>
          <table:table-cell table:style-name="ce1" office:value-type="string">
            <text:p>Wed.</text:p>
          </table:table-cell>
          <table:table-cell table:style-name="ce4" office:value-type="string">
            <text:p>1973-12-05 12:00</text:p>
          </table:table-cell>
          <table:table-cell office:value-type="float" office:value="55.2020000000011">
            <text:p>55.202</text:p>
          </table:table-cell>
          <table:table-cell table:style-name="ce1" office:value-type="float" office:value="207.202000000001">
            <text:p>207.202</text:p>
          </table:table-cell>
          <table:table-cell office:value-type="float" office:value="806.82">
            <text:p>806.82</text:p>
          </table:table-cell>
          <table:table-cell office:value-type="float" office:value="783.56">
            <text:p>783.56</text:p>
          </table:table-cell>
          <table:table-cell office:value-type="string">
            <text:p>Mon.</text:p>
          </table:table-cell>
          <table:table-cell table:style-name="ce3" office:value-type="string">
            <text:p>1984-02-27 12:00</text:p>
          </table:table-cell>
          <table:table-cell office:value-type="float" office:value="195.545">
            <text:p>195.545</text:p>
          </table:table-cell>
          <table:table-cell office:value-type="float" office:value="205.545">
            <text:p>205.545</text:p>
          </table:table-cell>
          <table:table-cell office:value-type="float" office:value="1186.66">
            <text:p>1186.66</text:p>
          </table:table-cell>
          <table:table-cell office:value-type="float" office:value="1156.41">
            <text:p>1156.41</text:p>
          </table:table-cell>
          <table:table-cell table:number-columns-repeated="6"/>
          <table:table-cell office:value-type="string">
            <text:p>Wed</text:p>
          </table:table-cell>
          <table:table-cell table:style-name="ce3" office:value-type="string">
            <text:p>2004-05-19 12:00</text:p>
          </table:table-cell>
          <table:table-cell table:style-name="ce5" office:value-type="float" office:value="120.648999999999">
            <text:p>120.649</text:p>
          </table:table-cell>
          <table:table-cell office:value-type="float" office:value="206.648999999999">
            <text:p>206.649</text:p>
          </table:table-cell>
          <table:table-cell office:value-type="float" office:value="10124.79">
            <text:p>10124.79</text:p>
          </table:table-cell>
          <table:table-cell office:value-type="float" office:value="9919.9">
            <text:p>9919.9</text:p>
          </table:table-cell>
          <table:table-cell table:number-columns-repeated="993"/>
        </table:table-row>
        <table:table-row table:style-name="ro1">
          <table:table-cell table:style-name="ce1" table:number-columns-repeated="7"/>
          <table:table-cell table:style-name="ce6"/>
          <table:table-cell table:style-name="ce1" table:number-columns-repeated="5"/>
          <table:table-cell table:style-name="ce6"/>
          <table:table-cell table:style-name="ce1" table:number-columns-repeated="11"/>
          <table:table-cell table:style-name="ce6"/>
          <table:table-cell table:style-name="ce1" table:number-columns-repeated="4"/>
          <table:table-cell table:style-name="ce1" office:value-type="string">
            <text:p>Num pivots in average:</text:p>
          </table:table-cell>
          <table:table-cell table:style-name="ce12" office:value-type="string">
            <text:p>Below are future forecasted pivots:</text:p>
          </table:table-cell>
          <table:table-cell table:style-name="ce13" table:number-columns-repeated="4"/>
          <table:table-cell table:style-name="ce12" office:value-type="string">
            <text:p>Below are future forecasted pivots:</text:p>
          </table:table-cell>
          <table:table-cell table:style-name="ce13" table:number-columns-repeated="3"/>
          <table:table-cell table:style-name="ce13" office:value-type="string">
            <text:p>Notes:</text:p>
          </table:table-cell>
          <table:table-cell table:style-name="ce13" table:number-columns-repeated="3"/>
          <table:table-cell table:style-name="ce1" table:number-columns-repeated="979"/>
        </table:table-row>
        <table:table-row table:style-name="ro1">
          <table:table-cell table:number-columns-repeated="6"/>
          <table:table-cell office:value-type="string">
            <text:p>Tues</text:p>
          </table:table-cell>
          <table:table-cell table:style-name="ce3" office:value-type="string">
            <text:p>1973-12-11 12:00</text:p>
          </table:table-cell>
          <table:table-cell office:value-type="float" office:value="58.476999999999">
            <text:p>58.477</text:p>
          </table:table-cell>
          <table:table-cell office:value-type="float" office:value="210.476999999999">
            <text:p>210.477</text:p>
          </table:table-cell>
          <table:table-cell office:value-type="float" office:value="861.09">
            <text:p>861.09</text:p>
          </table:table-cell>
          <table:table-cell office:value-type="float" office:value="830.8">
            <text:p>830.8</text:p>
          </table:table-cell>
          <table:table-cell office:value-type="string">
            <text:p>Wed.</text:p>
          </table:table-cell>
          <table:table-cell table:style-name="ce4" office:value-type="string">
            <text:p>1984-03-07 12:00</text:p>
          </table:table-cell>
          <table:table-cell office:value-type="float" office:value="199.681">
            <text:p>199.681</text:p>
          </table:table-cell>
          <table:table-cell office:value-type="float" office:value="209.681">
            <text:p>209.681</text:p>
          </table:table-cell>
          <table:table-cell office:value-type="float" office:value="1153.27">
            <text:p>1153.27</text:p>
          </table:table-cell>
          <table:table-cell office:value-type="float" office:value="1131.7">
            <text:p>1131.7</text:p>
          </table:table-cell>
          <table:table-cell office:value-type="string">
            <text:p>Tues.</text:p>
          </table:table-cell>
          <table:table-cell table:style-name="ce3" office:value-type="string">
            <text:p>1994-04-12 12:00</text:p>
          </table:table-cell>
          <table:table-cell office:value-type="float" office:value="341.153">
            <text:p>341.153</text:p>
          </table:table-cell>
          <table:table-cell office:value-type="float" office:value="209.153">
            <text:p>209.153</text:p>
          </table:table-cell>
          <table:table-cell office:value-type="float" office:value="3722.14">
            <text:p>3722.14</text:p>
          </table:table-cell>
          <table:table-cell office:value-type="float" office:value="3661.17">
            <text:p>3661.17</text:p>
          </table:table-cell>
          <table:table-cell office:value-type="string">
            <text:p>Mon</text:p>
          </table:table-cell>
          <table:table-cell table:style-name="ce4" office:value-type="string">
            <text:p>2004-05-24 12:00</text:p>
          </table:table-cell>
          <table:table-cell table:style-name="ce5" office:value-type="float" office:value="122.911">
            <text:p>122.911</text:p>
          </table:table-cell>
          <table:table-cell office:value-type="float" office:value="208.911">
            <text:p>208.911</text:p>
          </table:table-cell>
          <table:table-cell office:value-type="float" office:value="10084.91">
            <text:p>10084.91</text:p>
          </table:table-cell>
          <table:table-cell office:value-type="float" office:value="9891.22">
            <text:p>9891.22</text:p>
          </table:table-cell>
          <table:table-cell table:style-name="ce9" office:value-type="float" office:value="4">
            <text:p>4</text:p>
          </table:table-cell>
          <table:table-cell office:value-type="string">
            <text:p>Average: </text:p>
          </table:table-cell>
          <table:table-cell/>
          <table:table-cell table:formula="of:=([.J32]+[.P32]+[.V32]+[.AB32])/4" office:value-type="float" office:value="209.5555">
            <text:p>209.5555</text:p>
          </table:table-cell>
          <table:table-cell table:number-columns-repeated="2"/>
          <table:table-cell office:value-type="string">
            <text:p>Sun.</text:p>
          </table:table-cell>
          <table:table-cell table:style-name="ce14" office:value-type="string">
            <text:p>2014-08-17 12:00</text:p>
          </table:table-cell>
          <table:table-cell office:value-type="float" office:value="265.239999999998">
            <text:p>265.24</text:p>
          </table:table-cell>
          <table:table-cell office:value-type="float" office:value="209.239999999998">
            <text:p>209.24</text:p>
          </table:table-cell>
          <table:table-cell table:number-columns-repeated="983"/>
        </table:table-row>
        <table:table-row table:style-name="ro1">
          <table:table-cell table:style-name="ce1" table:number-columns-repeated="7"/>
          <table:table-cell table:style-name="ce6"/>
          <table:table-cell table:style-name="ce1" table:number-columns-repeated="5"/>
          <table:table-cell table:style-name="ce4" office:value-type="string">
            <text:p>1984-03-09 12:00</text:p>
          </table:table-cell>
          <table:table-cell office:value-type="float" office:value="200.606">
            <text:p>200.606</text:p>
          </table:table-cell>
          <table:table-cell office:value-type="float" office:value="210.606">
            <text:p>210.606</text:p>
          </table:table-cell>
          <table:table-cell office:value-type="float" office:value="1149.29">
            <text:p>1149.29</text:p>
          </table:table-cell>
          <table:table-cell office:value-type="float" office:value="1132.54">
            <text:p>1132.54</text:p>
          </table:table-cell>
          <table:table-cell table:style-name="ce1"/>
          <table:table-cell table:style-name="ce6"/>
          <table:table-cell table:style-name="ce1" table:number-columns-repeated="5"/>
          <table:table-cell table:style-name="ce6"/>
          <table:table-cell table:style-name="ce1" table:number-columns-repeated="4"/>
          <table:table-cell table:style-name="ce10"/>
          <table:table-cell/>
          <table:table-cell table:style-name="ce1" table:number-columns-repeated="5"/>
          <table:table-cell table:style-name="ce6"/>
          <table:table-cell table:style-name="ce1" table:number-columns-repeated="985"/>
        </table:table-row>
        <table:table-row table:style-name="ro1">
          <table:table-cell table:number-columns-repeated="6"/>
          <table:table-cell office:value-type="string">
            <text:p>Fri.</text:p>
          </table:table-cell>
          <table:table-cell table:style-name="ce4" office:value-type="string">
            <text:p>1973-12-14 12:00</text:p>
          </table:table-cell>
          <table:table-cell office:value-type="float" office:value="60.101999999999">
            <text:p>60.102</text:p>
          </table:table-cell>
          <table:table-cell office:value-type="float" office:value="212.101999999999">
            <text:p>212.102</text:p>
          </table:table-cell>
          <table:table-cell office:value-type="float" office:value="823.57">
            <text:p>823.57</text:p>
          </table:table-cell>
          <table:table-cell office:value-type="float" office:value="793.51">
            <text:p>793.51</text:p>
          </table:table-cell>
          <table:table-cell table:number-columns-repeated="13"/>
          <table:table-cell table:style-name="ce1"/>
          <table:table-cell table:number-columns-repeated="4"/>
          <table:table-cell table:style-name="ce10"/>
          <table:table-cell table:number-columns-repeated="992"/>
        </table:table-row>
        <table:table-row table:style-name="ro1">
          <table:table-cell table:number-columns-repeated="6"/>
          <table:table-cell office:value-type="string">
            <text:p>Wed.</text:p>
          </table:table-cell>
          <table:table-cell table:style-name="ce3" office:value-type="string">
            <text:p>1973-12-19 12:00</text:p>
          </table:table-cell>
          <table:table-cell office:value-type="float" office:value="62.7919999999995">
            <text:p>62.792</text:p>
          </table:table-cell>
          <table:table-cell office:value-type="float" office:value="214.791999999999">
            <text:p>214.792</text:p>
          </table:table-cell>
          <table:table-cell office:value-type="float" office:value="847.86">
            <text:p>847.86</text:p>
          </table:table-cell>
          <table:table-cell office:value-type="float" office:value="820.96">
            <text:p>820.96</text:p>
          </table:table-cell>
          <table:table-cell office:value-type="string">
            <text:p>Fri.</text:p>
          </table:table-cell>
          <table:table-cell table:style-name="ce3" office:value-type="string">
            <text:p>1984-03-16 12:00</text:p>
          </table:table-cell>
          <table:table-cell office:value-type="float" office:value="203.859">
            <text:p>203.859</text:p>
          </table:table-cell>
          <table:table-cell office:value-type="float" office:value="213.859">
            <text:p>213.859</text:p>
          </table:table-cell>
          <table:table-cell office:value-type="float" office:value="1197.24">
            <text:p>1197.24</text:p>
          </table:table-cell>
          <table:table-cell office:value-type="float" office:value="1176.19">
            <text:p>1176.19</text:p>
          </table:table-cell>
          <table:table-cell office:value-type="string">
            <text:p>Wed</text:p>
          </table:table-cell>
          <table:table-cell table:style-name="ce4" office:value-type="string">
            <text:p>1994-04-20 12:00</text:p>
          </table:table-cell>
          <table:table-cell office:value-type="float" office:value="346.225">
            <text:p>346.225</text:p>
          </table:table-cell>
          <table:table-cell office:value-type="float" office:value="214.225">
            <text:p>214.225</text:p>
          </table:table-cell>
          <table:table-cell office:value-type="float" office:value="3662.66">
            <text:p>3662.66</text:p>
          </table:table-cell>
          <table:table-cell office:value-type="float" office:value="3546.65">
            <text:p>3546.65</text:p>
          </table:table-cell>
          <table:table-cell/>
          <table:table-cell table:style-name="ce2" office:value-type="string">
            <text:p>Dropped turn?</text:p>
          </table:table-cell>
          <table:table-cell table:number-columns-repeated="4"/>
          <table:table-cell table:style-name="ce10" office:value-type="float" office:value="3">
            <text:p>3</text:p>
          </table:table-cell>
          <table:table-cell office:value-type="string">
            <text:p>Average:</text:p>
          </table:table-cell>
          <table:table-cell/>
          <table:table-cell table:formula="of:=([.J35]+[.P35]+[.V35]) / 3" office:value-type="float" office:value="214.292">
            <text:p>214.292</text:p>
          </table:table-cell>
          <table:table-cell table:number-columns-repeated="2"/>
          <table:table-cell office:value-type="string">
            <text:p>Tue</text:p>
          </table:table-cell>
          <table:table-cell table:style-name="ce14" office:value-type="string">
            <text:p>2014-08-26 12:00</text:p>
          </table:table-cell>
          <table:table-cell office:value-type="float" office:value="270.351999999999">
            <text:p>270.352</text:p>
          </table:table-cell>
          <table:table-cell office:value-type="float" office:value="214.351999999999">
            <text:p>214.352</text:p>
          </table:table-cell>
          <table:table-cell table:number-columns-repeated="983"/>
        </table:table-row>
        <table:table-row table:style-name="ro1">
          <table:table-cell table:style-name="ce1" table:number-columns-repeated="7"/>
          <table:table-cell table:style-name="ce6"/>
          <table:table-cell table:style-name="ce1" table:number-columns-repeated="5"/>
          <table:table-cell table:style-name="ce6"/>
          <table:table-cell table:style-name="ce1" table:number-columns-repeated="5"/>
          <table:table-cell table:style-name="ce6"/>
          <table:table-cell table:style-name="ce1" table:number-columns-repeated="10"/>
          <table:table-cell table:style-name="ce10"/>
          <table:table-cell/>
          <table:table-cell table:style-name="ce1" table:number-columns-repeated="991"/>
        </table:table-row>
        <table:table-row table:style-name="ro1">
          <table:table-cell office:value-type="string">
            <text:p>Fri</text:p>
          </table:table-cell>
          <table:table-cell table:style-name="ce3" office:value-type="string">
            <text:p>1963-12-06 12:00</text:p>
          </table:table-cell>
          <table:table-cell office:value-type="float" office:value="282.759">
            <text:p>282.759</text:p>
          </table:table-cell>
          <table:table-cell office:value-type="float" office:value="216.759">
            <text:p>216.759</text:p>
          </table:table-cell>
          <table:table-cell office:value-type="float" office:value="767.21">
            <text:p>767.21</text:p>
          </table:table-cell>
          <table:table-cell office:value-type="float" office:value="757.12">
            <text:p>757.12</text:p>
          </table:table-cell>
          <table:table-cell office:value-type="string">
            <text:p>Mon.</text:p>
          </table:table-cell>
          <table:table-cell table:style-name="ce4" office:value-type="string">
            <text:p>1973-12-24 12:00</text:p>
          </table:table-cell>
          <table:table-cell office:value-type="float" office:value="65.4580000000005">
            <text:p>65.458</text:p>
          </table:table-cell>
          <table:table-cell office:value-type="float" office:value="217.458000000001">
            <text:p>217.458</text:p>
          </table:table-cell>
          <table:table-cell office:value-type="float" office:value="820.73">
            <text:p>820.73</text:p>
          </table:table-cell>
          <table:table-cell office:value-type="float" office:value="805.73">
            <text:p>805.73</text:p>
          </table:table-cell>
          <table:table-cell table:style-name="ce1" office:value-type="string">
            <text:p>Fri</text:p>
          </table:table-cell>
          <table:table-cell table:style-name="ce4" office:value-type="string">
            <text:p>1984-03-23 12:00</text:p>
          </table:table-cell>
          <table:table-cell table:style-name="ce5" office:value-type="float" office:value="207.139999999999">
            <text:p>207.14</text:p>
          </table:table-cell>
          <table:table-cell table:style-name="ce5" office:value-type="float" office:value="217.139999999999">
            <text:p>217.14</text:p>
          </table:table-cell>
          <table:table-cell office:value-type="float" office:value="1161.54">
            <text:p>1161.54</text:p>
          </table:table-cell>
          <table:table-cell office:value-type="float" office:value="1145.31">
            <text:p>1145.31</text:p>
          </table:table-cell>
          <table:table-cell table:number-columns-repeated="6"/>
          <table:table-cell office:value-type="string">
            <text:p>Wed</text:p>
          </table:table-cell>
          <table:table-cell table:style-name="ce3" office:value-type="string">
            <text:p>2004-06-09 12:00</text:p>
          </table:table-cell>
          <table:table-cell office:value-type="float" office:value="130.085999999999">
            <text:p>130.086</text:p>
          </table:table-cell>
          <table:table-cell table:style-name="ce5" office:value-type="float" office:value="216.085999999999">
            <text:p>216.086</text:p>
          </table:table-cell>
          <table:table-cell office:value-type="float" office:value="10466.59">
            <text:p>10466.59</text:p>
          </table:table-cell>
          <table:table-cell office:value-type="float" office:value="10325.07">
            <text:p>10325.07</text:p>
          </table:table-cell>
          <table:table-cell table:style-name="ce10" office:value-type="float" office:value="3">
            <text:p>3</text:p>
          </table:table-cell>
          <table:table-cell office:value-type="string">
            <text:p>Average:</text:p>
          </table:table-cell>
          <table:table-cell/>
          <table:table-cell table:formula="of:=([.D37]+[.J37]+[.P37]) / 3" office:value-type="float" office:value="217.119">
            <text:p>217.119</text:p>
          </table:table-cell>
          <table:table-cell table:number-columns-repeated="2"/>
          <table:table-cell office:value-type="string">
            <text:p>Sun</text:p>
          </table:table-cell>
          <table:table-cell table:style-name="ce14" office:value-type="string">
            <text:p>2014-08-31 12:00</text:p>
          </table:table-cell>
          <table:table-cell office:value-type="float" office:value="273.224999999999">
            <text:p>273.225</text:p>
          </table:table-cell>
          <table:table-cell office:value-type="float" office:value="217.224999999999">
            <text:p>217.225</text:p>
          </table:table-cell>
          <table:table-cell table:number-columns-repeated="983"/>
        </table:table-row>
        <table:table-row table:style-name="ro1">
          <table:table-cell table:style-name="ce1" office:value-type="string">
            <text:p>Wed</text:p>
          </table:table-cell>
          <table:table-cell table:style-name="ce4" office:value-type="string">
            <text:p>1963-12-11 12:00</text:p>
          </table:table-cell>
          <table:table-cell office:value-type="float" office:value="285.734">
            <text:p>285.734</text:p>
          </table:table-cell>
          <table:table-cell office:value-type="float" office:value="219.734">
            <text:p>219.734</text:p>
          </table:table-cell>
          <table:table-cell office:value-type="float" office:value="762.03">
            <text:p>762.03</text:p>
          </table:table-cell>
          <table:table-cell office:value-type="float" office:value="754.04">
            <text:p>754.04</text:p>
          </table:table-cell>
          <table:table-cell table:style-name="ce1"/>
          <table:table-cell table:style-name="ce6"/>
          <table:table-cell table:style-name="ce1" table:number-columns-repeated="4"/>
          <table:table-cell table:style-name="ce1" office:value-type="string">
            <text:p>Thu</text:p>
          </table:table-cell>
          <table:table-cell table:style-name="ce3" office:value-type="string">
            <text:p>1984-03-29 12:00</text:p>
          </table:table-cell>
          <table:table-cell table:style-name="ce5" office:value-type="float" office:value="209.975">
            <text:p>209.975</text:p>
          </table:table-cell>
          <table:table-cell table:style-name="ce5" office:value-type="float" office:value="219.975">
            <text:p>219.975</text:p>
          </table:table-cell>
          <table:table-cell office:value-type="float" office:value="1184.25">
            <text:p>1184.25</text:p>
          </table:table-cell>
          <table:table-cell office:value-type="float" office:value="1165.52">
            <text:p>1165.52</text:p>
          </table:table-cell>
          <table:table-cell table:style-name="ce1" table:number-columns-repeated="6"/>
          <table:table-cell table:style-name="ce1" office:value-type="string">
            <text:p>Mon</text:p>
          </table:table-cell>
          <table:table-cell table:style-name="ce4" office:value-type="string">
            <text:p>2004-06-14 12:00</text:p>
          </table:table-cell>
          <table:table-cell office:value-type="float" office:value="132.311">
            <text:p>132.311</text:p>
          </table:table-cell>
          <table:table-cell table:style-name="ce5" office:value-type="float" office:value="218.311">
            <text:p>218.311</text:p>
          </table:table-cell>
          <table:table-cell office:value-type="float" office:value="10403.5">
            <text:p>10403.5</text:p>
          </table:table-cell>
          <table:table-cell office:value-type="float" office:value="10283.48">
            <text:p>10283.48</text:p>
          </table:table-cell>
          <table:table-cell table:style-name="ce10"/>
          <table:table-cell/>
          <table:table-cell table:style-name="ce1" table:number-columns-repeated="991"/>
        </table:table-row>
        <table:table-row table:style-name="ro1">
          <table:table-cell table:style-name="ce1" table:number-columns-repeated="7"/>
          <table:table-cell table:style-name="ce6"/>
          <table:table-cell table:style-name="ce1" table:number-columns-repeated="5"/>
          <table:table-cell table:style-name="ce6"/>
          <table:table-cell table:style-name="ce1" table:number-columns-repeated="16"/>
          <table:table-cell table:style-name="ce10"/>
          <table:table-cell/>
          <table:table-cell table:style-name="ce1" table:number-columns-repeated="991"/>
        </table:table-row>
        <table:table-row table:style-name="ro1">
          <table:table-cell office:value-type="string">
            <text:p>Wed</text:p>
          </table:table-cell>
          <table:table-cell table:style-name="ce3" office:value-type="string">
            <text:p>1963-12-18 12:00</text:p>
          </table:table-cell>
          <table:table-cell office:value-type="float" office:value="289.934">
            <text:p>289.934</text:p>
          </table:table-cell>
          <table:table-cell office:value-type="float" office:value="223.934">
            <text:p>223.934</text:p>
          </table:table-cell>
          <table:table-cell office:value-type="float" office:value="773.07">
            <text:p>773.07</text:p>
          </table:table-cell>
          <table:table-cell office:value-type="float" office:value="762.43">
            <text:p>762.43</text:p>
          </table:table-cell>
          <table:table-cell office:value-type="string">
            <text:p>Fri.</text:p>
          </table:table-cell>
          <table:table-cell table:style-name="ce3" office:value-type="string">
            <text:p>1974-01-04 12:00</text:p>
          </table:table-cell>
          <table:table-cell office:value-type="float" office:value="71.2430000000004">
            <text:p>71.243</text:p>
          </table:table-cell>
          <table:table-cell office:value-type="float" office:value="223.243">
            <text:p>223.243</text:p>
          </table:table-cell>
          <table:table-cell office:value-type="float" office:value="890.38">
            <text:p>890.38</text:p>
          </table:table-cell>
          <table:table-cell office:value-type="float" office:value="868.08">
            <text:p>868.08</text:p>
          </table:table-cell>
          <table:table-cell office:value-type="string">
            <text:p>Fri</text:p>
          </table:table-cell>
          <table:table-cell table:style-name="ce4" office:value-type="string">
            <text:p>1984-04-06 12:00</text:p>
          </table:table-cell>
          <table:table-cell office:value-type="float" office:value="213.791000000001">
            <text:p>213.791</text:p>
          </table:table-cell>
          <table:table-cell table:style-name="ce7" office:value-type="float" office:value="223.791000000001">
            <text:p>223.791</text:p>
          </table:table-cell>
          <table:table-cell office:value-type="float" office:value="1138.18">
            <text:p>1138.18</text:p>
          </table:table-cell>
          <table:table-cell office:value-type="float" office:value="1117.25">
            <text:p>1117.25</text:p>
          </table:table-cell>
          <table:table-cell office:value-type="string">
            <text:p>Tues</text:p>
          </table:table-cell>
          <table:table-cell table:style-name="ce3" office:value-type="string">
            <text:p>1994-05-03 12:00</text:p>
          </table:table-cell>
          <table:table-cell office:value-type="float" office:value="354.434000000001">
            <text:p>354.434</text:p>
          </table:table-cell>
          <table:table-cell office:value-type="float" office:value="222.434000000001">
            <text:p>222.434</text:p>
          </table:table-cell>
          <table:table-cell office:value-type="float" office:value="3736.12">
            <text:p>3736.12</text:p>
          </table:table-cell>
          <table:table-cell office:value-type="float" office:value="3669.79">
            <text:p>3669.79</text:p>
          </table:table-cell>
          <table:table-cell office:value-type="string">
            <text:p>Thurs</text:p>
          </table:table-cell>
          <table:table-cell table:style-name="ce3" office:value-type="string">
            <text:p>2004-06-24 12:00</text:p>
          </table:table-cell>
          <table:table-cell office:value-type="float" office:value="136.741">
            <text:p>136.741</text:p>
          </table:table-cell>
          <table:table-cell table:style-name="ce8" office:value-type="float" office:value="222.741">
            <text:p>222.741</text:p>
          </table:table-cell>
          <table:table-cell office:value-type="float" office:value="10530.01">
            <text:p>10530.01</text:p>
          </table:table-cell>
          <table:table-cell office:value-type="float" office:value="10398.16">
            <text:p>10398.16</text:p>
          </table:table-cell>
          <table:table-cell table:style-name="ce10" office:value-type="float" office:value="4">
            <text:p>4</text:p>
          </table:table-cell>
          <table:table-cell office:value-type="string">
            <text:p>Average:</text:p>
          </table:table-cell>
          <table:table-cell/>
          <table:table-cell table:formula="of:=([.J40]+[.P40]+[.V40]+[.AB40])/4" office:value-type="float" office:value="223.052250000001">
            <text:p>223.05225</text:p>
          </table:table-cell>
          <table:table-cell table:number-columns-repeated="2"/>
          <table:table-cell office:value-type="string">
            <text:p>Wed</text:p>
          </table:table-cell>
          <table:table-cell table:style-name="ce15" office:value-type="string">
            <text:p>2014-09-10 12:00</text:p>
          </table:table-cell>
          <table:table-cell office:value-type="float" office:value="279.041000000001">
            <text:p>279.041</text:p>
          </table:table-cell>
          <table:table-cell office:value-type="float" office:value="223.041000000001">
            <text:p>223.041</text:p>
          </table:table-cell>
          <table:table-cell table:number-columns-repeated="983"/>
        </table:table-row>
        <table:table-row table:style-name="ro1">
          <table:table-cell table:number-columns-repeated="30"/>
          <table:table-cell table:style-name="ce10"/>
          <table:table-cell table:number-columns-repeated="992"/>
        </table:table-row>
        <table:table-row table:style-name="ro1">
          <table:table-cell table:style-name="ce2" office:value-type="string">
            <text:p>Tues-NextToHoliday</text:p>
          </table:table-cell>
          <table:table-cell table:style-name="ce4" office:value-type="string">
            <text:p>1963-12-24 12:00</text:p>
          </table:table-cell>
          <table:table-cell office:value-type="float" office:value="293.566">
            <text:p>293.566</text:p>
          </table:table-cell>
          <table:table-cell office:value-type="float" office:value="227.566">
            <text:p>227.566</text:p>
          </table:table-cell>
          <table:table-cell office:value-type="float" office:value="763.16">
            <text:p>763.16</text:p>
          </table:table-cell>
          <table:table-cell office:value-type="float" office:value="752.82">
            <text:p>752.82</text:p>
          </table:table-cell>
          <table:table-cell office:value-type="string">
            <text:p>Thur</text:p>
          </table:table-cell>
          <table:table-cell table:style-name="ce4" office:value-type="string">
            <text:p>1974-01-10 12:00</text:p>
          </table:table-cell>
          <table:table-cell office:value-type="float" office:value="74.3539999999994">
            <text:p>74.354</text:p>
          </table:table-cell>
          <table:table-cell office:value-type="float" office:value="226.353999999999">
            <text:p>226.354</text:p>
          </table:table-cell>
          <table:table-cell office:value-type="float" office:value="845.17">
            <text:p>845.17</text:p>
          </table:table-cell>
          <table:table-cell office:value-type="float" office:value="816.57">
            <text:p>816.57</text:p>
          </table:table-cell>
          <table:table-cell office:value-type="string">
            <text:p>Thu</text:p>
          </table:table-cell>
          <table:table-cell table:style-name="ce4" office:value-type="string">
            <text:p>1984-04-12 12:00</text:p>
          </table:table-cell>
          <table:table-cell office:value-type="float" office:value="216.68">
            <text:p>216.68</text:p>
          </table:table-cell>
          <table:table-cell office:value-type="float" office:value="226.68">
            <text:p>226.68</text:p>
          </table:table-cell>
          <table:table-cell office:value-type="float" office:value="1159.55">
            <text:p>1159.55</text:p>
          </table:table-cell>
          <table:table-cell office:value-type="float" office:value="1121.02">
            <text:p>1121.02</text:p>
          </table:table-cell>
          <table:table-cell table:number-columns-repeated="12"/>
          <table:table-cell table:style-name="ce10" office:value-type="float" office:value="3">
            <text:p>3</text:p>
          </table:table-cell>
          <table:table-cell office:value-type="string">
            <text:p>Average:</text:p>
          </table:table-cell>
          <table:table-cell/>
          <table:table-cell table:formula="of:=([.D42] + [.J42] + [.P42]) / 3" office:value-type="float" office:value="226.866666666666">
            <text:p>226.8666666667</text:p>
          </table:table-cell>
          <table:table-cell table:number-columns-repeated="2"/>
          <table:table-cell office:value-type="string">
            <text:p>Tue</text:p>
          </table:table-cell>
          <table:table-cell table:style-name="ce16" office:value-type="string">
            <text:p>2014-09-16 12:00</text:p>
          </table:table-cell>
          <table:table-cell office:value-type="float" office:value="282.574">
            <text:p>282.574</text:p>
          </table:table-cell>
          <table:table-cell office:value-type="float" office:value="226.574000000001">
            <text:p>226.574</text:p>
          </table:table-cell>
          <table:table-cell table:number-columns-repeated="983"/>
        </table:table-row>
        <table:table-row table:style-name="ro1">
          <table:table-cell table:number-columns-repeated="30"/>
          <table:table-cell table:style-name="ce10"/>
          <table:table-cell table:number-columns-repeated="5"/>
          <table:table-cell office:value-type="string">
            <text:p>Wed</text:p>
          </table:table-cell>
          <table:table-cell table:style-name="ce17" office:value-type="string">
            <text:p>2014-09-17 12:00</text:p>
          </table:table-cell>
          <table:table-cell office:value-type="float" office:value="283.166000000001">
            <text:p>283.166</text:p>
          </table:table-cell>
          <table:table-cell office:value-type="float" office:value="227.166000000001">
            <text:p>227.166</text:p>
          </table:table-cell>
          <table:table-cell table:number-columns-repeated="983"/>
        </table:table-row>
        <table:table-row table:style-name="ro1">
          <table:table-cell table:number-columns-repeated="6"/>
          <table:table-cell office:value-type="string">
            <text:p>Thur</text:p>
          </table:table-cell>
          <table:table-cell table:style-name="ce3" office:value-type="string">
            <text:p>1974-01-17 12:00</text:p>
          </table:table-cell>
          <table:table-cell office:value-type="float" office:value="77.9429999999993">
            <text:p>77.943</text:p>
          </table:table-cell>
          <table:table-cell office:value-type="float" office:value="229.942999999999">
            <text:p>229.943</text:p>
          </table:table-cell>
          <table:table-cell office:value-type="float" office:value="878.54">
            <text:p>878.54</text:p>
          </table:table-cell>
          <table:table-cell office:value-type="float" office:value="856.32">
            <text:p>856.32</text:p>
          </table:table-cell>
          <table:table-cell office:value-type="string">
            <text:p>Tue</text:p>
          </table:table-cell>
          <table:table-cell table:style-name="ce3" office:value-type="string">
            <text:p>1984-04-17 12:00</text:p>
          </table:table-cell>
          <table:table-cell office:value-type="float" office:value="219.107">
            <text:p>219.107</text:p>
          </table:table-cell>
          <table:table-cell office:value-type="float" office:value="229.107">
            <text:p>229.107</text:p>
          </table:table-cell>
          <table:table-cell office:value-type="float" office:value="1173.99">
            <text:p>1173.99</text:p>
          </table:table-cell>
          <table:table-cell office:value-type="float" office:value="1156.83">
            <text:p>1156.83</text:p>
          </table:table-cell>
          <table:table-cell table:number-columns-repeated="6"/>
          <table:table-cell office:value-type="string">
            <text:p>Thur</text:p>
          </table:table-cell>
          <table:table-cell table:style-name="ce4" office:value-type="string">
            <text:p>2004-07-08 12:00</text:p>
          </table:table-cell>
          <table:table-cell office:value-type="float" office:value="142.904999999999">
            <text:p>142.905</text:p>
          </table:table-cell>
          <table:table-cell office:value-type="float" office:value="228.904999999999">
            <text:p>228.905</text:p>
          </table:table-cell>
          <table:table-cell office:value-type="float" office:value="10297.73">
            <text:p>10297.73</text:p>
          </table:table-cell>
          <table:table-cell office:value-type="float" office:value="10134.99">
            <text:p>10134.99</text:p>
          </table:table-cell>
          <table:table-cell table:style-name="ce10" office:value-type="float" office:value="3">
            <text:p>3</text:p>
          </table:table-cell>
          <table:table-cell office:value-type="string">
            <text:p>Average:</text:p>
          </table:table-cell>
          <table:table-cell/>
          <table:table-cell table:formula="of:=([.J44]+[.P44] + [.AB44])/3" office:value-type="float" office:value="229.318333333333">
            <text:p>229.3183333333</text:p>
          </table:table-cell>
          <table:table-cell table:number-columns-repeated="2"/>
          <table:table-cell office:value-type="string">
            <text:p>Sun</text:p>
          </table:table-cell>
          <table:table-cell table:style-name="ce14" office:value-type="string">
            <text:p>2014-09-21 12:00</text:p>
          </table:table-cell>
          <table:table-cell office:value-type="float" office:value="285.542999999998">
            <text:p>285.543</text:p>
          </table:table-cell>
          <table:table-cell office:value-type="float" office:value="229.542999999998">
            <text:p>229.543</text:p>
          </table:table-cell>
          <table:table-cell table:number-columns-repeated="983"/>
        </table:table-row>
        <table:table-row table:style-name="ro1">
          <table:table-cell table:style-name="ce1" table:number-columns-repeated="7"/>
          <table:table-cell table:style-name="ce6"/>
          <table:table-cell table:style-name="ce1" table:number-columns-repeated="5"/>
          <table:table-cell table:style-name="ce6"/>
          <table:table-cell table:style-name="ce1" table:number-columns-repeated="11"/>
          <table:table-cell table:style-name="ce6"/>
          <table:table-cell table:style-name="ce1" table:number-columns-repeated="4"/>
          <table:table-cell table:style-name="ce10"/>
          <table:table-cell/>
          <table:table-cell table:style-name="ce1" table:number-columns-repeated="991"/>
        </table:table-row>
        <table:table-row table:style-name="ro1">
          <table:table-cell table:number-columns-repeated="6"/>
          <table:table-cell office:value-type="string">
            <text:p>Mon</text:p>
          </table:table-cell>
          <table:table-cell table:style-name="ce4" office:value-type="string">
            <text:p>1974-01-21 12:00</text:p>
          </table:table-cell>
          <table:table-cell table:style-name="ce5" office:value-type="float" office:value="79.9760000000006">
            <text:p>79.976</text:p>
          </table:table-cell>
          <table:table-cell table:style-name="ce5" office:value-type="float" office:value="231.976000000001">
            <text:p>231.976</text:p>
          </table:table-cell>
          <table:table-cell office:value-type="float" office:value="858.86">
            <text:p>858.86</text:p>
          </table:table-cell>
          <table:table-cell office:value-type="float" office:value="835.79">
            <text:p>835.79</text:p>
          </table:table-cell>
          <table:table-cell table:number-columns-repeated="12"/>
          <table:table-cell office:value-type="string">
            <text:p>Wed</text:p>
          </table:table-cell>
          <table:table-cell table:style-name="ce3" office:value-type="string">
            <text:p>2004-07-14 12:00</text:p>
          </table:table-cell>
          <table:table-cell office:value-type="float" office:value="145.537">
            <text:p>145.537</text:p>
          </table:table-cell>
          <table:table-cell office:value-type="float" office:value="231.537">
            <text:p>231.537</text:p>
          </table:table-cell>
          <table:table-cell office:value-type="float" office:value="10313.95">
            <text:p>10313.95</text:p>
          </table:table-cell>
          <table:table-cell office:value-type="float" office:value="10129.31">
            <text:p>10129.31</text:p>
          </table:table-cell>
          <table:table-cell table:style-name="ce10" office:value-type="float" office:value="2">
            <text:p>2</text:p>
          </table:table-cell>
          <table:table-cell office:value-type="string">
            <text:p>Average:</text:p>
          </table:table-cell>
          <table:table-cell/>
          <table:table-cell table:formula="of:=([.J46] + [.AB46]) / 2" office:value-type="float" office:value="231.7565">
            <text:p>231.7565</text:p>
          </table:table-cell>
          <table:table-cell table:number-columns-repeated="2"/>
          <table:table-cell office:value-type="string">
            <text:p>Wed</text:p>
          </table:table-cell>
          <table:table-cell table:style-name="ce16" office:value-type="string">
            <text:p>2014-09-24 12:00</text:p>
          </table:table-cell>
          <table:table-cell office:value-type="float" office:value="287.333999999999">
            <text:p>287.334</text:p>
          </table:table-cell>
          <table:table-cell office:value-type="float" office:value="231.333999999999">
            <text:p>231.334</text:p>
          </table:table-cell>
          <table:table-cell table:number-columns-repeated="983"/>
        </table:table-row>
        <table:table-row table:style-name="ro1">
          <table:table-cell table:style-name="ce1" table:number-columns-repeated="7"/>
          <table:table-cell table:style-name="ce6"/>
          <table:table-cell table:style-name="ce1" table:number-columns-repeated="17"/>
          <table:table-cell table:style-name="ce6"/>
          <table:table-cell table:style-name="ce1" table:number-columns-repeated="4"/>
          <table:table-cell table:style-name="ce10"/>
          <table:table-cell/>
          <table:table-cell table:style-name="ce1" table:number-columns-repeated="4"/>
          <table:table-cell table:style-name="ce1" office:value-type="string">
            <text:p>Thu</text:p>
          </table:table-cell>
          <table:table-cell table:style-name="ce17" office:value-type="string">
            <text:p>2014-09-25 12:00</text:p>
          </table:table-cell>
          <table:table-cell office:value-type="float" office:value="287.933000000001">
            <text:p>287.933</text:p>
          </table:table-cell>
          <table:table-cell office:value-type="float" office:value="231.933000000001">
            <text:p>231.933</text:p>
          </table:table-cell>
          <table:table-cell table:number-columns-repeated="2"/>
          <table:table-cell table:style-name="ce1" table:number-columns-repeated="981"/>
        </table:table-row>
        <table:table-row table:style-name="ro1">
          <table:table-cell table:number-columns-repeated="6"/>
          <table:table-cell office:value-type="string">
            <text:p>Wed</text:p>
          </table:table-cell>
          <table:table-cell table:style-name="ce3" office:value-type="string">
            <text:p>1974-01-23 12:00</text:p>
          </table:table-cell>
          <table:table-cell office:value-type="float" office:value="80.987000000001">
            <text:p>80.987</text:p>
          </table:table-cell>
          <table:table-cell office:value-type="float" office:value="232.987000000001">
            <text:p>232.987</text:p>
          </table:table-cell>
          <table:table-cell office:value-type="float" office:value="878.69">
            <text:p>878.69</text:p>
          </table:table-cell>
          <table:table-cell office:value-type="float" office:value="859.01">
            <text:p>859.01</text:p>
          </table:table-cell>
          <table:table-cell office:value-type="string">
            <text:p>Tues</text:p>
          </table:table-cell>
          <table:table-cell table:style-name="ce4" office:value-type="string">
            <text:p>1984-04-24 12:00</text:p>
          </table:table-cell>
          <table:table-cell office:value-type="float" office:value="222.536">
            <text:p>222.536</text:p>
          </table:table-cell>
          <table:table-cell office:value-type="float" office:value="232.536">
            <text:p>232.536</text:p>
          </table:table-cell>
          <table:table-cell office:value-type="float" office:value="1170.54">
            <text:p>1170.54</text:p>
          </table:table-cell>
          <table:table-cell office:value-type="float" office:value="1144.37">
            <text:p>1144.37</text:p>
          </table:table-cell>
          <table:table-cell office:value-type="string">
            <text:p>Fri</text:p>
          </table:table-cell>
          <table:table-cell table:style-name="ce3" office:value-type="string">
            <text:p>1994-05-20 12:00</text:p>
          </table:table-cell>
          <table:table-cell office:value-type="float" office:value="5.06899999999951">
            <text:p>5.069</text:p>
          </table:table-cell>
          <table:table-cell office:value-type="float" office:value="233.069">
            <text:p>233.069</text:p>
          </table:table-cell>
          <table:table-cell office:value-type="float" office:value="3788.76">
            <text:p>3788.76</text:p>
          </table:table-cell>
          <table:table-cell office:value-type="float" office:value="3721.84">
            <text:p>3721.84</text:p>
          </table:table-cell>
          <table:table-cell office:value-type="string">
            <text:p>Mon</text:p>
          </table:table-cell>
          <table:table-cell table:style-name="ce4" office:value-type="string">
            <text:p>2004-07-19 12:00</text:p>
          </table:table-cell>
          <table:table-cell office:value-type="float" office:value="147.726000000001">
            <text:p>147.726</text:p>
          </table:table-cell>
          <table:table-cell office:value-type="float" office:value="233.726000000001">
            <text:p>233.726</text:p>
          </table:table-cell>
          <table:table-cell office:value-type="float" office:value="10211.6">
            <text:p>10211.6</text:p>
          </table:table-cell>
          <table:table-cell office:value-type="float" office:value="10027.33">
            <text:p>10027.33</text:p>
          </table:table-cell>
          <table:table-cell table:style-name="ce10" office:value-type="float" office:value="4">
            <text:p>4</text:p>
          </table:table-cell>
          <table:table-cell office:value-type="string">
            <text:p>Average:</text:p>
          </table:table-cell>
          <table:table-cell/>
          <table:table-cell table:formula="of:=([.J48]+[.P48]+[.V48]+ [.AB48]) / 4" office:value-type="float" office:value="233.0795">
            <text:p>233.0795</text:p>
          </table:table-cell>
          <table:table-cell table:number-columns-repeated="2"/>
          <table:table-cell office:value-type="string">
            <text:p>Sat</text:p>
          </table:table-cell>
          <table:table-cell table:style-name="ce14" office:value-type="string">
            <text:p>2014-09-27 12:00</text:p>
          </table:table-cell>
          <table:table-cell office:value-type="float" office:value="289.133000000002">
            <text:p>289.133</text:p>
          </table:table-cell>
          <table:table-cell office:value-type="float" office:value="233.133000000002">
            <text:p>233.133</text:p>
          </table:table-cell>
          <table:table-cell table:number-columns-repeated="983"/>
        </table:table-row>
        <table:table-row table:style-name="ro1">
          <table:table-cell table:number-columns-repeated="24"/>
          <table:table-cell office:value-type="string">
            <text:p>Wed</text:p>
          </table:table-cell>
          <table:table-cell table:style-name="ce3" office:value-type="string">
            <text:p>2004-07-21 12:00</text:p>
          </table:table-cell>
          <table:table-cell office:value-type="float" office:value="148.601000000001">
            <text:p>148.601</text:p>
          </table:table-cell>
          <table:table-cell office:value-type="float" office:value="234.601000000001">
            <text:p>234.601</text:p>
          </table:table-cell>
          <table:table-cell office:value-type="float" office:value="10279.96">
            <text:p>10279.96</text:p>
          </table:table-cell>
          <table:table-cell office:value-type="float" office:value="10027.92">
            <text:p>10027.92</text:p>
          </table:table-cell>
          <table:table-cell table:style-name="ce10"/>
          <table:table-cell table:number-columns-repeated="992"/>
        </table:table-row>
        <table:table-row table:style-name="ro1">
          <table:table-cell table:number-columns-repeated="12"/>
          <table:table-cell office:value-type="string">
            <text:p>Wed</text:p>
          </table:table-cell>
          <table:table-cell table:style-name="ce3" office:value-type="string">
            <text:p>1984-05-02 12:00</text:p>
          </table:table-cell>
          <table:table-cell office:value-type="float" office:value="226.499">
            <text:p>226.499</text:p>
          </table:table-cell>
          <table:table-cell table:style-name="ce8" office:value-type="float" office:value="236.499">
            <text:p>236.499</text:p>
          </table:table-cell>
          <table:table-cell office:value-type="float" office:value="1194.41">
            <text:p>1194.41</text:p>
          </table:table-cell>
          <table:table-cell office:value-type="float" office:value="1174.1">
            <text:p>1174.1</text:p>
          </table:table-cell>
          <table:table-cell office:value-type="string">
            <text:p>Tue</text:p>
          </table:table-cell>
          <table:table-cell table:style-name="ce4" office:value-type="string">
            <text:p>1994-05-24 12:00</text:p>
          </table:table-cell>
          <table:table-cell table:style-name="ce5" office:value-type="float" office:value="7.54899999999907">
            <text:p>7.549</text:p>
          </table:table-cell>
          <table:table-cell table:style-name="ce5" office:value-type="float" office:value="235.548999999999">
            <text:p>235.549</text:p>
          </table:table-cell>
          <table:table-cell office:value-type="float" office:value="3786.3">
            <text:p>3786.3</text:p>
          </table:table-cell>
          <table:table-cell office:value-type="float" office:value="3707.11">
            <text:p>3707.11</text:p>
          </table:table-cell>
          <table:table-cell office:value-type="string">
            <text:p>Mon</text:p>
          </table:table-cell>
          <table:table-cell table:style-name="ce4" office:value-type="string">
            <text:p>2004-07-26 12:00</text:p>
          </table:table-cell>
          <table:table-cell office:value-type="float" office:value="150.787">
            <text:p>150.787</text:p>
          </table:table-cell>
          <table:table-cell office:value-type="float" office:value="236.787">
            <text:p>236.787</text:p>
          </table:table-cell>
          <table:table-cell office:value-type="float" office:value="10054.32">
            <text:p>10054.32</text:p>
          </table:table-cell>
          <table:table-cell office:value-type="float" office:value="9874.38">
            <text:p>9874.38</text:p>
          </table:table-cell>
          <table:table-cell table:style-name="ce10" office:value-type="float" office:value="3">
            <text:p>3</text:p>
          </table:table-cell>
          <table:table-cell office:value-type="string">
            <text:p>Average:</text:p>
          </table:table-cell>
          <table:table-cell/>
          <table:table-cell table:formula="of:=([.P50] + [.V50] + [.AB50]) / 3" office:value-type="float" office:value="236.278333333333">
            <text:p>236.2783333333</text:p>
          </table:table-cell>
          <table:table-cell table:number-columns-repeated="2"/>
          <table:table-cell office:value-type="string">
            <text:p>Thur</text:p>
          </table:table-cell>
          <table:table-cell table:style-name="ce14" office:value-type="string">
            <text:p>2014-10-02 12:00</text:p>
          </table:table-cell>
          <table:table-cell office:value-type="float" office:value="292.147000000001">
            <text:p>292.147</text:p>
          </table:table-cell>
          <table:table-cell office:value-type="float" office:value="236.147000000001">
            <text:p>236.147</text:p>
          </table:table-cell>
          <table:table-cell table:number-columns-repeated="983"/>
        </table:table-row>
        <table:table-row table:style-name="ro1">
          <table:table-cell table:style-name="ce1" office:value-type="string">
            <text:p>Thu</text:p>
          </table:table-cell>
          <table:table-cell table:style-name="ce3" office:value-type="string">
            <text:p>1964-01-09 12:00</text:p>
          </table:table-cell>
          <table:table-cell office:value-type="float" office:value="303.378">
            <text:p>303.378</text:p>
          </table:table-cell>
          <table:table-cell office:value-type="float" office:value="237.378">
            <text:p>237.378</text:p>
          </table:table-cell>
          <table:table-cell office:value-type="float" office:value="780.59">
            <text:p>780.59</text:p>
          </table:table-cell>
          <table:table-cell office:value-type="float" office:value="770.29">
            <text:p>770.29</text:p>
          </table:table-cell>
          <table:table-cell table:style-name="ce1" table:number-columns-repeated="7"/>
          <table:table-cell table:style-name="ce6"/>
          <table:table-cell table:style-name="ce1" table:number-columns-repeated="5"/>
          <table:table-cell table:style-name="ce6"/>
          <table:table-cell table:style-name="ce1" table:number-columns-repeated="5"/>
          <table:table-cell table:style-name="ce6"/>
          <table:table-cell table:style-name="ce1" table:number-columns-repeated="4"/>
          <table:table-cell table:style-name="ce11"/>
          <table:table-cell table:style-name="ce1" table:number-columns-repeated="992"/>
        </table:table-row>
        <table:table-row table:style-name="ro1">
          <table:table-cell table:number-columns-repeated="21"/>
          <table:table-cell table:style-name="ce5"/>
          <table:table-cell table:number-columns-repeated="2"/>
          <table:table-cell office:value-type="string">
            <text:p>Tues</text:p>
          </table:table-cell>
          <table:table-cell table:style-name="ce3" office:value-type="string">
            <text:p>2004-08-03 12:00</text:p>
          </table:table-cell>
          <table:table-cell office:value-type="float" office:value="154.280999999999">
            <text:p>154.281</text:p>
          </table:table-cell>
          <table:table-cell office:value-type="float" office:value="240.280999999999">
            <text:p>240.281</text:p>
          </table:table-cell>
          <table:table-cell office:value-type="float" office:value="10228.49">
            <text:p>10228.49</text:p>
          </table:table-cell>
          <table:table-cell office:value-type="float" office:value="10064.57">
            <text:p>10064.57</text:p>
          </table:table-cell>
          <table:table-cell table:style-name="ce10"/>
          <table:table-cell table:number-columns-repeated="992"/>
        </table:table-row>
        <table:table-row table:style-name="ro1">
          <table:table-cell office:value-type="string">
            <text:p>Tue</text:p>
          </table:table-cell>
          <table:table-cell table:style-name="ce4" office:value-type="string">
            <text:p>1964-01-21 12:00</text:p>
          </table:table-cell>
          <table:table-cell office:value-type="float" office:value="310.842000000001">
            <text:p>310.842</text:p>
          </table:table-cell>
          <table:table-cell office:value-type="float" office:value="244.842000000001">
            <text:p>244.842</text:p>
          </table:table-cell>
          <table:table-cell office:value-type="float" office:value="779.54">
            <text:p>779.54</text:p>
          </table:table-cell>
          <table:table-cell office:value-type="float" office:value="767.8">
            <text:p>767.8</text:p>
          </table:table-cell>
          <table:table-cell office:value-type="string">
            <text:p>Tues</text:p>
          </table:table-cell>
          <table:table-cell table:style-name="ce4" office:value-type="string">
            <text:p>1974-02-12 12:00</text:p>
          </table:table-cell>
          <table:table-cell office:value-type="float" office:value="90.9259999999995">
            <text:p>90.926</text:p>
          </table:table-cell>
          <table:table-cell office:value-type="float" office:value="242.925999999999">
            <text:p>242.926</text:p>
          </table:table-cell>
          <table:table-cell office:value-type="float" office:value="811.72">
            <text:p>811.72</text:p>
          </table:table-cell>
          <table:table-cell office:value-type="float" office:value="795.68">
            <text:p>795.68</text:p>
          </table:table-cell>
          <table:table-cell table:number-columns-repeated="2"/>
          <table:table-cell table:style-name="ce1" table:number-columns-repeated="4"/>
          <table:table-cell office:value-type="string">
            <text:p>Mon</text:p>
          </table:table-cell>
          <table:table-cell table:style-name="ce3" office:value-type="string">
            <text:p>1994-06-06 12:00</text:p>
          </table:table-cell>
          <table:table-cell table:style-name="ce5" office:value-type="float" office:value="15.5400000000009">
            <text:p>15.54</text:p>
          </table:table-cell>
          <table:table-cell table:style-name="ce5" office:value-type="float" office:value="243.540000000001">
            <text:p>243.54</text:p>
          </table:table-cell>
          <table:table-cell office:value-type="float" office:value="3812.83">
            <text:p>3812.83</text:p>
          </table:table-cell>
          <table:table-cell office:value-type="float" office:value="3749.75">
            <text:p>3749.75</text:p>
          </table:table-cell>
          <table:table-cell office:value-type="string">
            <text:p>Fri</text:p>
          </table:table-cell>
          <table:table-cell table:style-name="ce4" office:value-type="string">
            <text:p>2004-08-13 12:00</text:p>
          </table:table-cell>
          <table:table-cell office:value-type="float" office:value="158.647000000001">
            <text:p>158.647</text:p>
          </table:table-cell>
          <table:table-cell table:style-name="ce7" office:value-type="float" office:value="244.647000000001">
            <text:p>244.647</text:p>
          </table:table-cell>
          <table:table-cell office:value-type="float" office:value="9897.34">
            <text:p>9897.34</text:p>
          </table:table-cell>
          <table:table-cell office:value-type="float" office:value="9746.6">
            <text:p>9746.6</text:p>
          </table:table-cell>
          <table:table-cell table:style-name="ce10" office:value-type="float" office:value="4">
            <text:p>4</text:p>
          </table:table-cell>
          <table:table-cell office:value-type="string">
            <text:p>Average:</text:p>
          </table:table-cell>
          <table:table-cell/>
          <table:table-cell table:formula="of:=([.D53]+[.J53]+[.V53]+[.AB53])/4" office:value-type="float" office:value="243.98875">
            <text:p>243.98875</text:p>
          </table:table-cell>
          <table:table-cell table:number-columns-repeated="2"/>
          <table:table-cell office:value-type="string">
            <text:p>Wed</text:p>
          </table:table-cell>
          <table:table-cell table:style-name="ce14" office:value-type="string">
            <text:p>2014-10-15 12:00</text:p>
          </table:table-cell>
          <table:table-cell office:value-type="float" office:value="300.074000000001">
            <text:p>300.074</text:p>
          </table:table-cell>
          <table:table-cell office:value-type="float" office:value="244.074000000001">
            <text:p>244.074</text:p>
          </table:table-cell>
          <table:table-cell table:number-columns-repeated="983"/>
        </table:table-row>
        <table:table-row table:style-name="ro1">
          <table:table-cell table:number-columns-repeated="21"/>
          <table:table-cell table:style-name="ce5"/>
          <table:table-cell table:number-columns-repeated="8"/>
          <table:table-cell table:style-name="ce10"/>
          <table:table-cell table:number-columns-repeated="992"/>
        </table:table-row>
        <table:table-row table:style-name="ro1">
          <table:table-cell table:number-columns-repeated="18"/>
          <table:table-cell office:value-type="string">
            <text:p>Thurs</text:p>
          </table:table-cell>
          <table:table-cell table:style-name="ce4" office:value-type="string">
            <text:p>1994-06-09 12:00</text:p>
          </table:table-cell>
          <table:table-cell table:style-name="ce5" office:value-type="float" office:value="17.3670000000002">
            <text:p>17.367</text:p>
          </table:table-cell>
          <table:table-cell table:style-name="ce5" office:value-type="float" office:value="245.367">
            <text:p>245.367</text:p>
          </table:table-cell>
          <table:table-cell office:value-type="float" office:value="3776.83">
            <text:p>3776.83</text:p>
          </table:table-cell>
          <table:table-cell office:value-type="float" office:value="3721.45">
            <text:p>3721.45</text:p>
          </table:table-cell>
          <table:table-cell table:number-columns-repeated="6"/>
          <table:table-cell table:style-name="ce10"/>
          <table:table-cell table:number-columns-repeated="992"/>
        </table:table-row>
        <table:table-row table:style-name="ro1">
          <table:table-cell table:number-columns-repeated="21"/>
          <table:table-cell table:style-name="ce5"/>
          <table:table-cell table:number-columns-repeated="8"/>
          <table:table-cell table:style-name="ce10"/>
          <table:table-cell table:number-columns-repeated="992"/>
        </table:table-row>
        <table:table-row table:style-name="ro1">
          <table:table-cell office:value-type="string">
            <text:p>Tue</text:p>
          </table:table-cell>
          <table:table-cell table:style-name="ce3" office:value-type="string">
            <text:p>1964-01-28 12:00</text:p>
          </table:table-cell>
          <table:table-cell office:value-type="float" office:value="315.23">
            <text:p>315.23</text:p>
          </table:table-cell>
          <table:table-cell office:value-type="float" office:value="249.23">
            <text:p>249.23</text:p>
          </table:table-cell>
          <table:table-cell office:value-type="float" office:value="791.63">
            <text:p>791.63</text:p>
          </table:table-cell>
          <table:table-cell office:value-type="float" office:value="781.75">
            <text:p>781.75</text:p>
          </table:table-cell>
          <table:table-cell table:number-columns-repeated="6"/>
          <table:table-cell office:value-type="string">
            <text:p>Wed</text:p>
          </table:table-cell>
          <table:table-cell table:style-name="ce4" office:value-type="string">
            <text:p>1984-05-30 12:00</text:p>
          </table:table-cell>
          <table:table-cell office:value-type="float" office:value="240.781999999999">
            <text:p>240.782</text:p>
          </table:table-cell>
          <table:table-cell office:value-type="float" office:value="250.781999999999">
            <text:p>250.782</text:p>
          </table:table-cell>
          <table:table-cell office:value-type="float" office:value="1116.59">
            <text:p>1116.59</text:p>
          </table:table-cell>
          <table:table-cell office:value-type="float" office:value="1083.19">
            <text:p>1083.19</text:p>
          </table:table-cell>
          <table:table-cell office:value-type="string">
            <text:p>Tues</text:p>
          </table:table-cell>
          <table:table-cell table:style-name="ce3" office:value-type="string">
            <text:p>1994-06-14 12:00</text:p>
          </table:table-cell>
          <table:table-cell office:value-type="float" office:value="20.3970000000008">
            <text:p>20.397</text:p>
          </table:table-cell>
          <table:table-cell table:style-name="ce5" office:value-type="float" office:value="248.397000000001">
            <text:p>248.397</text:p>
          </table:table-cell>
          <table:table-cell office:value-type="float" office:value="3839.88">
            <text:p>3839.88</text:p>
          </table:table-cell>
          <table:table-cell office:value-type="float" office:value="3769.17">
            <text:p>3769.17</text:p>
          </table:table-cell>
          <table:table-cell table:number-columns-repeated="6"/>
          <table:table-cell table:style-name="ce10" office:value-type="float" office:value="3">
            <text:p>3</text:p>
          </table:table-cell>
          <table:table-cell office:value-type="string">
            <text:p>Average:</text:p>
          </table:table-cell>
          <table:table-cell/>
          <table:table-cell table:formula="of:=([.D57]+[.P57]+[.V57]) / 3" office:value-type="float" office:value="249.469666666667">
            <text:p>249.4696666667</text:p>
          </table:table-cell>
          <table:table-cell table:number-columns-repeated="2"/>
          <table:table-cell office:value-type="string">
            <text:p>Fri</text:p>
          </table:table-cell>
          <table:table-cell table:style-name="ce14" office:value-type="string">
            <text:p>2014-10-24 12:00</text:p>
          </table:table-cell>
          <table:table-cell office:value-type="float" office:value="305.630000000001">
            <text:p>305.63</text:p>
          </table:table-cell>
          <table:table-cell office:value-type="float" office:value="249.630000000001">
            <text:p>249.63</text:p>
          </table:table-cell>
          <table:table-cell table:number-columns-repeated="983"/>
        </table:table-row>
        <table:table-row table:style-name="ro1">
          <table:table-cell office:value-type="string">
            <text:p>Wed</text:p>
          </table:table-cell>
          <table:table-cell table:style-name="ce4" office:value-type="string">
            <text:p>1964-02-05 12:00</text:p>
          </table:table-cell>
          <table:table-cell office:value-type="float" office:value="320.269">
            <text:p>320.269</text:p>
          </table:table-cell>
          <table:table-cell office:value-type="float" office:value="254.269">
            <text:p>254.269</text:p>
          </table:table-cell>
          <table:table-cell office:value-type="float" office:value="789.82">
            <text:p>789.82</text:p>
          </table:table-cell>
          <table:table-cell office:value-type="float" office:value="777.99">
            <text:p>777.99</text:p>
          </table:table-cell>
          <table:table-cell table:number-columns-repeated="6"/>
          <table:table-cell office:value-type="string">
            <text:p>Wed</text:p>
          </table:table-cell>
          <table:table-cell table:style-name="ce3" office:value-type="string">
            <text:p>1984-06-06 12:00</text:p>
          </table:table-cell>
          <table:table-cell office:value-type="float" office:value="244.459999999999">
            <text:p>244.46</text:p>
          </table:table-cell>
          <table:table-cell office:value-type="float" office:value="254.459999999999">
            <text:p>254.46</text:p>
          </table:table-cell>
          <table:table-cell office:value-type="float" office:value="1144.83">
            <text:p>1144.83</text:p>
          </table:table-cell>
          <table:table-cell office:value-type="float" office:value="1117.89">
            <text:p>1117.89</text:p>
          </table:table-cell>
          <table:table-cell table:number-columns-repeated="3"/>
          <table:table-cell table:style-name="ce5"/>
          <table:table-cell table:number-columns-repeated="8"/>
          <table:table-cell table:style-name="ce10"/>
          <table:table-cell office:value-type="string">
            <text:p>X</text:p>
          </table:table-cell>
          <table:table-cell table:number-columns-repeated="991"/>
        </table:table-row>
        <table:table-row table:style-name="ro1">
          <table:table-cell table:number-columns-repeated="6"/>
          <table:table-cell office:value-type="string">
            <text:p>Thu</text:p>
          </table:table-cell>
          <table:table-cell table:style-name="ce3" office:value-type="string">
            <text:p>1974-03-14 12:00</text:p>
          </table:table-cell>
          <table:table-cell office:value-type="float" office:value="105.299999999999">
            <text:p>105.3</text:p>
          </table:table-cell>
          <table:table-cell office:value-type="float" office:value="257.299999999999">
            <text:p>257.3</text:p>
          </table:table-cell>
          <table:table-cell office:value-type="float" office:value="904.02">
            <text:p>904.02</text:p>
          </table:table-cell>
          <table:table-cell office:value-type="float" office:value="885.17">
            <text:p>885.17</text:p>
          </table:table-cell>
          <table:table-cell table:number-columns-repeated="6"/>
          <table:table-cell office:value-type="string">
            <text:p>Mon</text:p>
          </table:table-cell>
          <table:table-cell table:style-name="ce4" office:value-type="string">
            <text:p>1994-06-27 12:00</text:p>
          </table:table-cell>
          <table:table-cell office:value-type="float" office:value="28.1820000000007">
            <text:p>28.182</text:p>
          </table:table-cell>
          <table:table-cell table:style-name="ce7" office:value-type="float" office:value="256.182000000001">
            <text:p>256.182</text:p>
          </table:table-cell>
          <table:table-cell office:value-type="float" office:value="3694.89">
            <text:p>3694.89</text:p>
          </table:table-cell>
          <table:table-cell office:value-type="float" office:value="3603.92">
            <text:p>3603.92</text:p>
          </table:table-cell>
          <table:table-cell office:value-type="string">
            <text:p>Wed</text:p>
          </table:table-cell>
          <table:table-cell table:style-name="ce3" office:value-type="string">
            <text:p>2004-09-08 12:00</text:p>
          </table:table-cell>
          <table:table-cell office:value-type="float" office:value="170.025">
            <text:p>170.025</text:p>
          </table:table-cell>
          <table:table-cell table:style-name="ce8" office:value-type="float" office:value="256.025">
            <text:p>256.025</text:p>
          </table:table-cell>
          <table:table-cell office:value-type="float" office:value="10390.64">
            <text:p>10390.64</text:p>
          </table:table-cell>
          <table:table-cell office:value-type="float" office:value="10267.94">
            <text:p>10267.94</text:p>
          </table:table-cell>
          <table:table-cell table:style-name="ce10" office:value-type="float" office:value="3">
            <text:p>3</text:p>
          </table:table-cell>
          <table:table-cell office:value-type="string">
            <text:p>Average:</text:p>
          </table:table-cell>
          <table:table-cell/>
          <table:table-cell table:formula="of:=([.J59]+[.V59]+[.AB59]) / 3" office:value-type="float" office:value="256.502333333333">
            <text:p>256.5023333333</text:p>
          </table:table-cell>
          <table:table-cell table:number-columns-repeated="2"/>
          <table:table-cell office:value-type="string">
            <text:p>Tue</text:p>
          </table:table-cell>
          <table:table-cell table:style-name="ce14" office:value-type="string">
            <text:p>2014-11-04 12:00</text:p>
          </table:table-cell>
          <table:table-cell office:value-type="float" office:value="312.486000000001">
            <text:p>312.486</text:p>
          </table:table-cell>
          <table:table-cell office:value-type="float" office:value="256.486000000001">
            <text:p>256.486</text:p>
          </table:table-cell>
          <table:table-cell table:number-columns-repeated="983"/>
        </table:table-row>
        <table:table-row table:style-name="ro1">
          <table:table-cell table:number-columns-repeated="18"/>
          <table:table-cell office:value-type="string">
            <text:p>Fri</text:p>
          </table:table-cell>
          <table:table-cell table:style-name="ce4" office:value-type="string">
            <text:p>1994-07-01 12:00</text:p>
          </table:table-cell>
          <table:table-cell office:value-type="float" office:value="30.5489999999991">
            <text:p>30.549</text:p>
          </table:table-cell>
          <table:table-cell table:style-name="ce5" office:value-type="float" office:value="258.548999999999">
            <text:p>258.549</text:p>
          </table:table-cell>
          <table:table-cell office:value-type="float" office:value="3675.79">
            <text:p>3675.79</text:p>
          </table:table-cell>
          <table:table-cell office:value-type="float" office:value="3611.04">
            <text:p>3611.04</text:p>
          </table:table-cell>
          <table:table-cell office:value-type="string">
            <text:p>Mon</text:p>
          </table:table-cell>
          <table:table-cell table:style-name="ce3" office:value-type="string">
            <text:p>2004-09-13 12:00</text:p>
          </table:table-cell>
          <table:table-cell table:style-name="ce5" office:value-type="float" office:value="172.222">
            <text:p>172.222</text:p>
          </table:table-cell>
          <table:table-cell table:style-name="ce5" office:value-type="float" office:value="258.222">
            <text:p>258.222</text:p>
          </table:table-cell>
          <table:table-cell office:value-type="float" office:value="10380.47">
            <text:p>10380.47</text:p>
          </table:table-cell>
          <table:table-cell office:value-type="float" office:value="10250.61">
            <text:p>10250.61</text:p>
          </table:table-cell>
          <table:table-cell table:style-name="ce10" office:value-type="float" office:value="2">
            <text:p>2</text:p>
          </table:table-cell>
          <table:table-cell office:value-type="string">
            <text:p>Average:</text:p>
          </table:table-cell>
          <table:table-cell/>
          <table:table-cell table:formula="of:=([.V60]+[.AB60]) /2" office:value-type="float" office:value="258.385499999999">
            <text:p>258.3855</text:p>
          </table:table-cell>
          <table:table-cell table:number-columns-repeated="2"/>
          <table:table-cell office:value-type="string">
            <text:p>Fri</text:p>
          </table:table-cell>
          <table:table-cell table:style-name="ce14" office:value-type="string">
            <text:p>2014-11-07 12:00</text:p>
          </table:table-cell>
          <table:table-cell office:value-type="float" office:value="314.366000000002">
            <text:p>314.366</text:p>
          </table:table-cell>
          <table:table-cell office:value-type="float" office:value="258.366000000002">
            <text:p>258.366</text:p>
          </table:table-cell>
          <table:table-cell table:number-columns-repeated="983"/>
        </table:table-row>
        <table:table-row table:style-name="ro1">
          <table:table-cell table:number-columns-repeated="6"/>
          <table:table-cell office:value-type="string">
            <text:p>Tue</text:p>
          </table:table-cell>
          <table:table-cell table:style-name="ce4" office:value-type="string">
            <text:p>1974-03-19 12:00</text:p>
          </table:table-cell>
          <table:table-cell office:value-type="float" office:value="107.641">
            <text:p>107.641</text:p>
          </table:table-cell>
          <table:table-cell office:value-type="float" office:value="259.641">
            <text:p>259.641</text:p>
          </table:table-cell>
          <table:table-cell office:value-type="float" office:value="875.7">
            <text:p>875.7</text:p>
          </table:table-cell>
          <table:table-cell office:value-type="float" office:value="861.86">
            <text:p>861.86</text:p>
          </table:table-cell>
          <table:table-cell office:value-type="string">
            <text:p>Mon</text:p>
          </table:table-cell>
          <table:table-cell table:style-name="ce4" office:value-type="string">
            <text:p>1984-06-18 12:00</text:p>
          </table:table-cell>
          <table:table-cell office:value-type="float" office:value="250.869000000001">
            <text:p>250.869</text:p>
          </table:table-cell>
          <table:table-cell office:value-type="float" office:value="260.869000000001">
            <text:p>260.869</text:p>
          </table:table-cell>
          <table:table-cell office:value-type="float" office:value="1114.29">
            <text:p>1114.29</text:p>
          </table:table-cell>
          <table:table-cell office:value-type="float" office:value="1079.39">
            <text:p>1079.39</text:p>
          </table:table-cell>
          <table:table-cell table:number-columns-repeated="12"/>
          <table:table-cell table:style-name="ce10" office:value-type="float" office:value="2">
            <text:p>2</text:p>
          </table:table-cell>
          <table:table-cell office:value-type="string">
            <text:p>Average:</text:p>
          </table:table-cell>
          <table:table-cell/>
          <table:table-cell table:formula="of:=([.J61]+[.P61]) / 2" office:value-type="float" office:value="260.255">
            <text:p>260.255</text:p>
          </table:table-cell>
          <table:table-cell table:number-columns-repeated="2"/>
          <table:table-cell office:value-type="string">
            <text:p>Mon</text:p>
          </table:table-cell>
          <table:table-cell table:style-name="ce14" office:value-type="string">
            <text:p>2014-11-10 12:00</text:p>
          </table:table-cell>
          <table:table-cell office:value-type="float" office:value="316.251">
            <text:p>316.251</text:p>
          </table:table-cell>
          <table:table-cell office:value-type="float" office:value="260.251">
            <text:p>260.251</text:p>
          </table:table-cell>
          <table:table-cell table:number-columns-repeated="983"/>
        </table:table-row>
        <table:table-row table:style-name="ro1">
          <table:table-cell table:number-columns-repeated="30"/>
          <table:table-cell table:style-name="ce10"/>
          <table:table-cell table:number-columns-repeated="992"/>
        </table:table-row>
        <table:table-row table:style-name="ro1">
          <table:table-cell table:number-columns-repeated="6"/>
          <table:table-cell office:value-type="string">
            <text:p>Tue</text:p>
          </table:table-cell>
          <table:table-cell table:style-name="ce3" office:value-type="string">
            <text:p>1974-03-26 12:00</text:p>
          </table:table-cell>
          <table:table-cell office:value-type="float" office:value="110.894">
            <text:p>110.894</text:p>
          </table:table-cell>
          <table:table-cell office:value-type="float" office:value="262.894">
            <text:p>262.894</text:p>
          </table:table-cell>
          <table:table-cell office:value-type="float" office:value="890.18">
            <text:p>890.18</text:p>
          </table:table-cell>
          <table:table-cell office:value-type="float" office:value="875.16">
            <text:p>875.16</text:p>
          </table:table-cell>
          <table:table-cell office:value-type="string">
            <text:p>Wed</text:p>
          </table:table-cell>
          <table:table-cell table:style-name="ce3" office:value-type="string">
            <text:p>1984-06-21 12:00</text:p>
          </table:table-cell>
          <table:table-cell office:value-type="float" office:value="252.493">
            <text:p>252.493</text:p>
          </table:table-cell>
          <table:table-cell office:value-type="float" office:value="262.493">
            <text:p>262.493</text:p>
          </table:table-cell>
          <table:table-cell office:value-type="float" office:value="1143.44">
            <text:p>1143.44</text:p>
          </table:table-cell>
          <table:table-cell office:value-type="float" office:value="1115.17">
            <text:p>1115.17</text:p>
          </table:table-cell>
          <table:table-cell table:number-columns-repeated="12"/>
          <table:table-cell table:style-name="ce10" office:value-type="float" office:value="2">
            <text:p>2</text:p>
          </table:table-cell>
          <table:table-cell office:value-type="string">
            <text:p>Average:</text:p>
          </table:table-cell>
          <table:table-cell/>
          <table:table-cell table:formula="of:=([.J63]+ [.P63]) / 2" office:value-type="float" office:value="262.6935">
            <text:p>262.6935</text:p>
          </table:table-cell>
          <table:table-cell table:number-columns-repeated="2"/>
          <table:table-cell office:value-type="string">
            <text:p>Fri</text:p>
          </table:table-cell>
          <table:table-cell table:style-name="ce14" office:value-type="string">
            <text:p>2014-11-14 12:00</text:p>
          </table:table-cell>
          <table:table-cell office:value-type="float" office:value="318.769">
            <text:p>318.769</text:p>
          </table:table-cell>
          <table:table-cell office:value-type="float" office:value="262.769">
            <text:p>262.769</text:p>
          </table:table-cell>
          <table:table-cell table:number-columns-repeated="983"/>
        </table:table-row>
        <table:table-row table:style-name="ro1">
          <table:table-cell table:number-columns-repeated="12"/>
          <table:table-cell office:value-type="string">
            <text:p>Wed</text:p>
          </table:table-cell>
          <table:table-cell table:style-name="ce4" office:value-type="string">
            <text:p>1984-06-27 12:00</text:p>
          </table:table-cell>
          <table:table-cell office:value-type="float" office:value="255.764999999999">
            <text:p>255.765</text:p>
          </table:table-cell>
          <table:table-cell office:value-type="float" office:value="265.764999999999">
            <text:p>265.765</text:p>
          </table:table-cell>
          <table:table-cell office:value-type="float" office:value="1130.08">
            <text:p>1130.08</text:p>
          </table:table-cell>
          <table:table-cell office:value-type="float" office:value="1109.98">
            <text:p>1109.98</text:p>
          </table:table-cell>
          <table:table-cell table:number-columns-repeated="6"/>
          <table:table-cell office:value-type="string">
            <text:p>Tues</text:p>
          </table:table-cell>
          <table:table-cell table:style-name="ce4" office:value-type="string">
            <text:p>2004-09-28 12:00</text:p>
          </table:table-cell>
          <table:table-cell office:value-type="float" office:value="178.847">
            <text:p>178.847</text:p>
          </table:table-cell>
          <table:table-cell office:value-type="float" office:value="264.847">
            <text:p>264.847</text:p>
          </table:table-cell>
          <table:table-cell office:value-type="float" office:value="10132.04">
            <text:p>10132.04</text:p>
          </table:table-cell>
          <table:table-cell office:value-type="float" office:value="9950.71">
            <text:p>9950.71</text:p>
          </table:table-cell>
          <table:table-cell table:style-name="ce10" office:value-type="float" office:value="2">
            <text:p>2</text:p>
          </table:table-cell>
          <table:table-cell office:value-type="string">
            <text:p>Average:</text:p>
          </table:table-cell>
          <table:table-cell/>
          <table:table-cell table:formula="of:=([.P64]+[.AB64]) / 2" office:value-type="float" office:value="265.306">
            <text:p>265.306</text:p>
          </table:table-cell>
          <table:table-cell table:number-columns-repeated="2"/>
          <table:table-cell office:value-type="string">
            <text:p>Tue</text:p>
          </table:table-cell>
          <table:table-cell table:style-name="ce14" office:value-type="string">
            <text:p>2014-11-18 12:00</text:p>
          </table:table-cell>
          <table:table-cell office:value-type="float" office:value="321.292999999998">
            <text:p>321.293</text:p>
          </table:table-cell>
          <table:table-cell office:value-type="float" office:value="265.292999999998">
            <text:p>265.293</text:p>
          </table:table-cell>
          <table:table-cell table:number-columns-repeated="983"/>
        </table:table-row>
        <table:table-row table:style-name="ro1">
          <table:table-cell table:number-columns-repeated="6"/>
          <table:table-cell office:value-type="string">
            <text:p>Mon</text:p>
          </table:table-cell>
          <table:table-cell table:style-name="ce4" office:value-type="string">
            <text:p>1974-04-08 12:00</text:p>
          </table:table-cell>
          <table:table-cell office:value-type="float" office:value="116.870999999999">
            <text:p>116.871</text:p>
          </table:table-cell>
          <table:table-cell office:value-type="float" office:value="268.870999999999">
            <text:p>268.871</text:p>
          </table:table-cell>
          <table:table-cell office:value-type="float" office:value="847.23">
            <text:p>847.23</text:p>
          </table:table-cell>
          <table:table-cell office:value-type="float" office:value="834.25">
            <text:p>834.25</text:p>
          </table:table-cell>
          <table:table-cell table:number-columns-repeated="6"/>
          <table:table-cell office:value-type="string">
            <text:p>Mon.</text:p>
          </table:table-cell>
          <table:table-cell table:style-name="ce3" office:value-type="string">
            <text:p>1994-07-18 12:00</text:p>
          </table:table-cell>
          <table:table-cell office:value-type="float" office:value="40.4470000000001">
            <text:p>40.447</text:p>
          </table:table-cell>
          <table:table-cell office:value-type="float" office:value="268.447">
            <text:p>268.447</text:p>
          </table:table-cell>
          <table:table-cell office:value-type="float" office:value="3779.39">
            <text:p>3779.39</text:p>
          </table:table-cell>
          <table:table-cell office:value-type="float" office:value="3725">
            <text:p>3725</text:p>
          </table:table-cell>
          <table:table-cell office:value-type="string">
            <text:p>Mon</text:p>
          </table:table-cell>
          <table:table-cell table:style-name="ce3" office:value-type="string">
            <text:p>2004-10-04 12:00</text:p>
          </table:table-cell>
          <table:table-cell office:value-type="float" office:value="181.511999999999">
            <text:p>181.512</text:p>
          </table:table-cell>
          <table:table-cell office:value-type="float" office:value="267.511999999999">
            <text:p>267.512</text:p>
          </table:table-cell>
          <table:table-cell office:value-type="float" office:value="10313.81">
            <text:p>10313.81</text:p>
          </table:table-cell>
          <table:table-cell office:value-type="float" office:value="10153.79">
            <text:p>10153.79</text:p>
          </table:table-cell>
          <table:table-cell table:style-name="ce10" office:value-type="float" office:value="3">
            <text:p>3</text:p>
          </table:table-cell>
          <table:table-cell office:value-type="string">
            <text:p>Average:</text:p>
          </table:table-cell>
          <table:table-cell/>
          <table:table-cell table:formula="of:=([.J65]+[.V65]+[.AB65])/3" office:value-type="float" office:value="268.276666666666">
            <text:p>268.2766666667</text:p>
          </table:table-cell>
          <table:table-cell table:number-columns-repeated="2"/>
          <table:table-cell office:value-type="string">
            <text:p>Sun</text:p>
          </table:table-cell>
          <table:table-cell table:style-name="ce14" office:value-type="string">
            <text:p>2014-11-23 12:00</text:p>
          </table:table-cell>
          <table:table-cell office:value-type="float" office:value="324.453999999998">
            <text:p>324.454</text:p>
          </table:table-cell>
          <table:table-cell office:value-type="float" office:value="268.453999999998">
            <text:p>268.454</text:p>
          </table:table-cell>
          <table:table-cell table:number-columns-repeated="983"/>
        </table:table-row>
        <table:table-row table:style-name="ro1">
          <table:table-cell table:number-columns-repeated="30"/>
          <table:table-cell table:style-name="ce10"/>
          <table:table-cell table:number-columns-repeated="992"/>
        </table:table-row>
        <table:table-row table:style-name="ro1">
          <table:table-cell table:number-columns-repeated="6"/>
          <table:table-cell office:value-type="string">
            <text:p>Thur</text:p>
          </table:table-cell>
          <table:table-cell table:style-name="ce3" office:value-type="string">
            <text:p>1974-04-18 12:00</text:p>
          </table:table-cell>
          <table:table-cell office:value-type="float" office:value="121.416000000001">
            <text:p>121.416</text:p>
          </table:table-cell>
          <table:table-cell office:value-type="float" office:value="273.416000000001">
            <text:p>273.416</text:p>
          </table:table-cell>
          <table:table-cell office:value-type="float" office:value="875.94">
            <text:p>875.94</text:p>
          </table:table-cell>
          <table:table-cell office:value-type="float" office:value="862.64">
            <text:p>862.64</text:p>
          </table:table-cell>
          <table:table-cell office:value-type="string">
            <text:p>Tue</text:p>
          </table:table-cell>
          <table:table-cell table:style-name="ce3" office:value-type="string">
            <text:p>1984-07-10 12:00</text:p>
          </table:table-cell>
          <table:table-cell office:value-type="float" office:value="262.973">
            <text:p>262.973</text:p>
          </table:table-cell>
          <table:table-cell office:value-type="float" office:value="272.973">
            <text:p>272.973</text:p>
          </table:table-cell>
          <table:table-cell office:value-type="float" office:value="1139.47">
            <text:p>1139.47</text:p>
          </table:table-cell>
          <table:table-cell office:value-type="float" office:value="1119.92">
            <text:p>1119.92</text:p>
          </table:table-cell>
          <table:table-cell office:value-type="string">
            <text:p>Wed</text:p>
          </table:table-cell>
          <table:table-cell table:style-name="ce4" office:value-type="string">
            <text:p>1994-07-27 12:00</text:p>
          </table:table-cell>
          <table:table-cell office:value-type="float" office:value="45.5779999999995">
            <text:p>45.578</text:p>
          </table:table-cell>
          <table:table-cell office:value-type="float" office:value="273.578">
            <text:p>273.578</text:p>
          </table:table-cell>
          <table:table-cell office:value-type="float" office:value="3753.17">
            <text:p>3753.17</text:p>
          </table:table-cell>
          <table:table-cell office:value-type="float" office:value="3693.27">
            <text:p>3693.27</text:p>
          </table:table-cell>
          <table:table-cell/>
          <table:table-cell table:style-name="ce2" office:value-type="string">
            <text:p>Dropped turn?</text:p>
          </table:table-cell>
          <table:table-cell table:number-columns-repeated="4"/>
          <table:table-cell table:style-name="ce10" office:value-type="float" office:value="3">
            <text:p>3</text:p>
          </table:table-cell>
          <table:table-cell office:value-type="string">
            <text:p>Average:</text:p>
          </table:table-cell>
          <table:table-cell/>
          <table:table-cell table:formula="of:=([.J67]+[.P67]+[.V67]) / 3" office:value-type="float" office:value="273.322333333334">
            <text:p>273.3223333333</text:p>
          </table:table-cell>
          <table:table-cell table:number-columns-repeated="2"/>
          <table:table-cell office:value-type="string">
            <text:p>Mon</text:p>
          </table:table-cell>
          <table:table-cell table:style-name="ce14" office:value-type="string">
            <text:p>2014-12-01 12:00</text:p>
          </table:table-cell>
          <table:table-cell office:value-type="float" office:value="329.525000000001">
            <text:p>329.525</text:p>
          </table:table-cell>
          <table:table-cell office:value-type="float" office:value="273.525000000001">
            <text:p>273.525</text:p>
          </table:table-cell>
          <table:table-cell table:number-columns-repeated="983"/>
        </table:table-row>
        <table:table-row table:style-name="ro1">
          <table:table-cell table:number-columns-repeated="30"/>
          <table:table-cell table:style-name="ce10"/>
          <table:table-cell table:number-columns-repeated="992"/>
        </table:table-row>
        <table:table-row table:style-name="ro1">
          <table:table-cell table:number-columns-repeated="6"/>
          <table:table-cell office:value-type="string">
            <text:p>Thur</text:p>
          </table:table-cell>
          <table:table-cell table:style-name="ce4" office:value-type="string">
            <text:p>1974-04-25 12:00</text:p>
          </table:table-cell>
          <table:table-cell office:value-type="float" office:value="124.572">
            <text:p>124.572</text:p>
          </table:table-cell>
          <table:table-cell office:value-type="float" office:value="276.572">
            <text:p>276.572</text:p>
          </table:table-cell>
          <table:table-cell office:value-type="float" office:value="835.11">
            <text:p>835.11</text:p>
          </table:table-cell>
          <table:table-cell office:value-type="float" office:value="818.68">
            <text:p>818.68</text:p>
          </table:table-cell>
          <table:table-cell table:number-columns-repeated="6"/>
          <table:table-cell office:value-type="string">
            <text:p>Tues</text:p>
          </table:table-cell>
          <table:table-cell table:style-name="ce3" office:value-type="string">
            <text:p>1994-08-02 12:00</text:p>
          </table:table-cell>
          <table:table-cell office:value-type="float" office:value="48.9570000000003">
            <text:p>48.957</text:p>
          </table:table-cell>
          <table:table-cell office:value-type="float" office:value="276.957">
            <text:p>276.957</text:p>
          </table:table-cell>
          <table:table-cell office:value-type="float" office:value="3829.25">
            <text:p>3829.25</text:p>
          </table:table-cell>
          <table:table-cell office:value-type="float" office:value="3776.48">
            <text:p>3776.48</text:p>
          </table:table-cell>
          <table:table-cell office:value-type="string">
            <text:p>Mon.</text:p>
          </table:table-cell>
          <table:table-cell table:style-name="ce4" office:value-type="string">
            <text:p>2004-10-25 12:00</text:p>
          </table:table-cell>
          <table:table-cell office:value-type="float" office:value="190.933000000001">
            <text:p>190.933</text:p>
          </table:table-cell>
          <table:table-cell office:value-type="float" office:value="276.933000000001">
            <text:p>276.933</text:p>
          </table:table-cell>
          <table:table-cell office:value-type="float" office:value="9827.2">
            <text:p>9827.2</text:p>
          </table:table-cell>
          <table:table-cell office:value-type="float" office:value="9660.18">
            <text:p>9660.18</text:p>
          </table:table-cell>
          <table:table-cell table:style-name="ce10" office:value-type="float" office:value="3">
            <text:p>3</text:p>
          </table:table-cell>
          <table:table-cell office:value-type="string">
            <text:p>Average:</text:p>
          </table:table-cell>
          <table:table-cell/>
          <table:table-cell table:formula="of:=([.J69]+[.V69]+ [.AB69])/3" office:value-type="float" office:value="276.820666666667">
            <text:p>276.8206666667</text:p>
          </table:table-cell>
          <table:table-cell table:number-columns-repeated="2"/>
          <table:table-cell office:value-type="string">
            <text:p>Sat</text:p>
          </table:table-cell>
          <table:table-cell table:style-name="ce14" office:value-type="string">
            <text:p>2014-12-06 12:00</text:p>
          </table:table-cell>
          <table:table-cell office:value-type="float" office:value="332.699000000001">
            <text:p>332.699</text:p>
          </table:table-cell>
          <table:table-cell office:value-type="float" office:value="276.699000000001">
            <text:p>276.699</text:p>
          </table:table-cell>
          <table:table-cell table:number-columns-repeated="983"/>
        </table:table-row>
        <table:table-row table:style-name="ro1">
          <table:table-cell office:value-type="string">
            <text:p>Thu</text:p>
          </table:table-cell>
          <table:table-cell table:style-name="ce3" office:value-type="string">
            <text:p>1964-03-19 12:00</text:p>
          </table:table-cell>
          <table:table-cell office:value-type="float" office:value="347.527">
            <text:p>347.527</text:p>
          </table:table-cell>
          <table:table-cell office:value-type="float" office:value="281.527">
            <text:p>281.527</text:p>
          </table:table-cell>
          <table:table-cell office:value-type="float" office:value="824.72">
            <text:p>824.72</text:p>
          </table:table-cell>
          <table:table-cell office:value-type="float" office:value="815.91">
            <text:p>815.91</text:p>
          </table:table-cell>
          <table:table-cell table:number-columns-repeated="6"/>
          <table:table-cell office:value-type="string">
            <text:p>Wed</text:p>
          </table:table-cell>
          <table:table-cell table:style-name="ce4" office:value-type="string">
            <text:p>1984-07-25 12:00</text:p>
          </table:table-cell>
          <table:table-cell office:value-type="float" office:value="271.491">
            <text:p>271.491</text:p>
          </table:table-cell>
          <table:table-cell office:value-type="float" office:value="281.491">
            <text:p>281.491</text:p>
          </table:table-cell>
          <table:table-cell office:value-type="float" office:value="1106.45">
            <text:p>1106.45</text:p>
          </table:table-cell>
          <table:table-cell office:value-type="float" office:value="1078.95">
            <text:p>1078.95</text:p>
          </table:table-cell>
          <table:table-cell table:number-columns-repeated="12"/>
          <table:table-cell table:style-name="ce10" office:value-type="float" office:value="2">
            <text:p>2</text:p>
          </table:table-cell>
          <table:table-cell office:value-type="string">
            <text:p>Average:</text:p>
          </table:table-cell>
          <table:table-cell/>
          <table:table-cell table:formula="of:=([.D70]+[.P70])/2" office:value-type="float" office:value="281.509">
            <text:p>281.509</text:p>
          </table:table-cell>
          <table:table-cell table:number-columns-repeated="2"/>
          <table:table-cell office:value-type="string">
            <text:p>Sat</text:p>
          </table:table-cell>
          <table:table-cell table:style-name="ce16" office:value-type="string">
            <text:p>2014-12-13 12:00</text:p>
          </table:table-cell>
          <table:table-cell office:value-type="float" office:value="337.145">
            <text:p>337.145</text:p>
          </table:table-cell>
          <table:table-cell office:value-type="float" office:value="281.145">
            <text:p>281.145</text:p>
          </table:table-cell>
          <table:table-cell table:number-columns-repeated="983"/>
        </table:table-row>
        <table:table-row table:style-name="ro1">
          <table:table-cell table:style-name="ce1" office:value-type="string">
            <text:p>Wed</text:p>
          </table:table-cell>
          <table:table-cell table:style-name="ce4" office:value-type="string">
            <text:p>1964-03-25 12:00</text:p>
          </table:table-cell>
          <table:table-cell office:value-type="float" office:value="351.317">
            <text:p>351.317</text:p>
          </table:table-cell>
          <table:table-cell office:value-type="float" office:value="285.317">
            <text:p>285.317</text:p>
          </table:table-cell>
          <table:table-cell office:value-type="float" office:value="816.35">
            <text:p>816.35</text:p>
          </table:table-cell>
          <table:table-cell office:value-type="float" office:value="808.6">
            <text:p>808.6</text:p>
          </table:table-cell>
          <table:table-cell table:style-name="ce1" table:number-columns-repeated="7"/>
          <table:table-cell table:style-name="ce6"/>
          <table:table-cell table:style-name="ce1" table:number-columns-repeated="16"/>
          <table:table-cell table:style-name="ce11"/>
          <table:table-cell table:style-name="ce1" office:value-type="string">
            <text:p>X</text:p>
          </table:table-cell>
          <table:table-cell table:style-name="ce1" table:number-columns-repeated="4"/>
          <table:table-cell table:style-name="ce1" office:value-type="string">
            <text:p>Sun</text:p>
          </table:table-cell>
          <table:table-cell table:style-name="ce17" office:value-type="string">
            <text:p>2014-12-14 12:00</text:p>
          </table:table-cell>
          <table:table-cell office:value-type="float" office:value="337.780999999999">
            <text:p>337.781</text:p>
          </table:table-cell>
          <table:table-cell office:value-type="float" office:value="281.780999999999">
            <text:p>281.781</text:p>
          </table:table-cell>
          <table:table-cell table:number-columns-repeated="2"/>
          <table:table-cell table:style-name="ce1" table:number-columns-repeated="981"/>
        </table:table-row>
        <table:table-row table:style-name="ro1">
          <table:table-cell table:number-columns-repeated="6"/>
          <table:table-cell office:value-type="string">
            <text:p>Fri</text:p>
          </table:table-cell>
          <table:table-cell table:style-name="ce3" office:value-type="string">
            <text:p>1974-05-10 12:00</text:p>
          </table:table-cell>
          <table:table-cell office:value-type="float" office:value="131.279">
            <text:p>131.279</text:p>
          </table:table-cell>
          <table:table-cell office:value-type="float" office:value="283.279">
            <text:p>283.279</text:p>
          </table:table-cell>
          <table:table-cell office:value-type="float" office:value="870.38">
            <text:p>870.38</text:p>
          </table:table-cell>
          <table:table-cell office:value-type="float" office:value="846.84">
            <text:p>846.84</text:p>
          </table:table-cell>
          <table:table-cell table:number-columns-repeated="6"/>
          <table:table-cell office:value-type="string">
            <text:p>Mon</text:p>
          </table:table-cell>
          <table:table-cell table:style-name="ce4" office:value-type="string">
            <text:p>1994-08-22 12:00</text:p>
          </table:table-cell>
          <table:table-cell office:value-type="float" office:value="59.9709999999996">
            <text:p>59.971</text:p>
          </table:table-cell>
          <table:table-cell office:value-type="float" office:value="287.971">
            <text:p>287.971</text:p>
          </table:table-cell>
          <table:table-cell office:value-type="float" office:value="3771.94">
            <text:p>3771.94</text:p>
          </table:table-cell>
          <table:table-cell office:value-type="float" office:value="3722.41">
            <text:p>3722.41</text:p>
          </table:table-cell>
          <table:table-cell office:value-type="string">
            <text:p>Wed.</text:p>
          </table:table-cell>
          <table:table-cell table:style-name="ce3" office:value-type="string">
            <text:p>2004-11-17 12:00</text:p>
          </table:table-cell>
          <table:table-cell office:value-type="float" office:value="201.460999999999">
            <text:p>201.461</text:p>
          </table:table-cell>
          <table:table-cell office:value-type="float" office:value="287.460999999999">
            <text:p>287.461</text:p>
          </table:table-cell>
          <table:table-cell office:value-type="float" office:value="10655.09">
            <text:p>10655.09</text:p>
          </table:table-cell>
          <table:table-cell office:value-type="float" office:value="10470.21">
            <text:p>10470.21</text:p>
          </table:table-cell>
          <table:table-cell table:style-name="ce10" office:value-type="float" office:value="3">
            <text:p>3</text:p>
          </table:table-cell>
          <table:table-cell office:value-type="string">
            <text:p>Average:</text:p>
          </table:table-cell>
          <table:table-cell/>
          <table:table-cell table:formula="of:=([.J72]+[.V72]+[.AB72])/3" office:value-type="float" office:value="286.237">
            <text:p>286.237</text:p>
          </table:table-cell>
          <table:table-cell table:number-columns-repeated="2"/>
          <table:table-cell office:value-type="string">
            <text:p>Sun</text:p>
          </table:table-cell>
          <table:table-cell table:style-name="ce14" office:value-type="string">
            <text:p>2014-12-21 12:00</text:p>
          </table:table-cell>
          <table:table-cell office:value-type="float" office:value="342.224999999999">
            <text:p>342.225</text:p>
          </table:table-cell>
          <table:table-cell office:value-type="float" office:value="286.224999999999">
            <text:p>286.225</text:p>
          </table:table-cell>
          <table:table-cell table:number-columns-repeated="983"/>
        </table:table-row>
        <table:table-row table:style-name="ro1">
          <table:table-cell office:value-type="string">
            <text:p>Wed</text:p>
          </table:table-cell>
          <table:table-cell table:style-name="ce4" office:value-type="string">
            <text:p>1964-04-01 12:00</text:p>
          </table:table-cell>
          <table:table-cell table:style-name="ce1" office:value-type="float" office:value="355.723">
            <text:p>355.723</text:p>
          </table:table-cell>
          <table:table-cell table:style-name="ce1" office:value-type="float" office:value="289.723">
            <text:p>289.723</text:p>
          </table:table-cell>
          <table:table-cell office:value-type="float" office:value="819.23">
            <text:p>819.23</text:p>
          </table:table-cell>
          <table:table-cell office:value-type="float" office:value="809.79">
            <text:p>809.79</text:p>
          </table:table-cell>
          <table:table-cell table:number-columns-repeated="6"/>
          <table:table-cell office:value-type="string">
            <text:p>Fri</text:p>
          </table:table-cell>
          <table:table-cell table:style-name="ce3" office:value-type="string">
            <text:p>1984-08-10 12:00</text:p>
          </table:table-cell>
          <table:table-cell office:value-type="float" office:value="280.809000000001">
            <text:p>280.809</text:p>
          </table:table-cell>
          <table:table-cell office:value-type="float" office:value="290.809000000001">
            <text:p>290.809</text:p>
          </table:table-cell>
          <table:table-cell office:value-type="float" office:value="1253.75">
            <text:p>1253.75</text:p>
          </table:table-cell>
          <table:table-cell office:value-type="float" office:value="1214.66">
            <text:p>1214.66</text:p>
          </table:table-cell>
          <table:table-cell table:number-columns-repeated="12"/>
          <table:table-cell table:style-name="ce10" office:value-type="float" office:value="2">
            <text:p>2</text:p>
          </table:table-cell>
          <table:table-cell office:value-type="string">
            <text:p>Average:</text:p>
          </table:table-cell>
          <table:table-cell/>
          <table:table-cell table:formula="of:=([.D73]+[.P73])/2" office:value-type="float" office:value="290.266000000001">
            <text:p>290.266</text:p>
          </table:table-cell>
          <table:table-cell table:number-columns-repeated="2"/>
          <table:table-cell office:value-type="string">
            <text:p>Sat</text:p>
          </table:table-cell>
          <table:table-cell table:style-name="ce14" office:value-type="string">
            <text:p>2014-12-27 12:00</text:p>
          </table:table-cell>
          <table:table-cell office:value-type="float" office:value="346.029999999999">
            <text:p>346.03</text:p>
          </table:table-cell>
          <table:table-cell office:value-type="float" office:value="290.029999999999">
            <text:p>290.03</text:p>
          </table:table-cell>
          <table:table-cell table:number-columns-repeated="983"/>
        </table:table-row>
        <table:table-row table:style-name="ro1">
          <table:table-cell office:value-type="string">
            <text:p>Tue</text:p>
          </table:table-cell>
          <table:table-cell table:style-name="ce3" office:value-type="string">
            <text:p>1964-04-07 12:00</text:p>
          </table:table-cell>
          <table:table-cell office:value-type="float" office:value="359.484">
            <text:p>359.484</text:p>
          </table:table-cell>
          <table:table-cell office:value-type="float" office:value="293.484">
            <text:p>293.484</text:p>
          </table:table-cell>
          <table:table-cell office:value-type="float" office:value="829.42">
            <text:p>829.42</text:p>
          </table:table-cell>
          <table:table-cell office:value-type="float" office:value="819.18">
            <text:p>819.18</text:p>
          </table:table-cell>
          <table:table-cell office:value-type="string">
            <text:p>Thur</text:p>
          </table:table-cell>
          <table:table-cell table:style-name="ce4" office:value-type="string">
            <text:p>1974-05-30 12:00</text:p>
          </table:table-cell>
          <table:table-cell office:value-type="float" office:value="140.123">
            <text:p>140.123</text:p>
          </table:table-cell>
          <table:table-cell office:value-type="float" office:value="292.123">
            <text:p>292.123</text:p>
          </table:table-cell>
          <table:table-cell office:value-type="float" office:value="808.28">
            <text:p>808.28</text:p>
          </table:table-cell>
          <table:table-cell office:value-type="float" office:value="788.8">
            <text:p>788.8</text:p>
          </table:table-cell>
          <table:table-cell office:value-type="string">
            <text:p>Wed</text:p>
          </table:table-cell>
          <table:table-cell table:style-name="ce4" office:value-type="string">
            <text:p>1984-08-15 12:00</text:p>
          </table:table-cell>
          <table:table-cell office:value-type="float" office:value="283.767">
            <text:p>283.767</text:p>
          </table:table-cell>
          <table:table-cell office:value-type="float" office:value="293.767">
            <text:p>293.767</text:p>
          </table:table-cell>
          <table:table-cell office:value-type="float" office:value="1219.74">
            <text:p>1219.74</text:p>
          </table:table-cell>
          <table:table-cell office:value-type="float" office:value="1195.56">
            <text:p>1195.56</text:p>
          </table:table-cell>
          <table:table-cell office:value-type="string">
            <text:p>Wed</text:p>
          </table:table-cell>
          <table:table-cell table:style-name="ce3" office:value-type="string">
            <text:p>1994-08-31 12:00</text:p>
          </table:table-cell>
          <table:table-cell office:value-type="float" office:value="64.8050000000003">
            <text:p>64.805</text:p>
          </table:table-cell>
          <table:table-cell office:value-type="float" office:value="292.805">
            <text:p>292.805</text:p>
          </table:table-cell>
          <table:table-cell office:value-type="float" office:value="3954.54">
            <text:p>3954.54</text:p>
          </table:table-cell>
          <table:table-cell office:value-type="float" office:value="3878.78">
            <text:p>3878.78</text:p>
          </table:table-cell>
          <table:table-cell/>
          <table:table-cell table:style-name="ce2" office:value-type="string">
            <text:p>Dropped turn?</text:p>
          </table:table-cell>
          <table:table-cell table:number-columns-repeated="4"/>
          <table:table-cell table:style-name="ce10" office:value-type="float" office:value="4">
            <text:p>4</text:p>
          </table:table-cell>
          <table:table-cell office:value-type="string">
            <text:p>Average:</text:p>
          </table:table-cell>
          <table:table-cell/>
          <table:table-cell table:formula="of:=([.D74]+[.J74]+[.P74]+[.V74]) / 4" office:value-type="float" office:value="293.04475">
            <text:p>293.04475</text:p>
          </table:table-cell>
          <table:table-cell table:number-columns-repeated="2"/>
          <table:table-cell office:value-type="string">
            <text:p>Thu</text:p>
          </table:table-cell>
          <table:table-cell table:style-name="ce14" office:value-type="string">
            <text:p>2015-01-01 12:00</text:p>
          </table:table-cell>
          <table:table-cell office:value-type="float" office:value="349.196">
            <text:p>349.196</text:p>
          </table:table-cell>
          <table:table-cell office:value-type="float" office:value="293.196">
            <text:p>293.196</text:p>
          </table:table-cell>
          <table:table-cell table:number-columns-repeated="983"/>
        </table:table-row>
        <table:table-row table:style-name="ro1">
          <table:table-cell table:number-columns-repeated="30"/>
          <table:table-cell table:style-name="ce10"/>
          <table:table-cell table:number-columns-repeated="992"/>
        </table:table-row>
        <table:table-row table:style-name="ro1">
          <table:table-cell office:value-type="string">
            <text:p>Tue</text:p>
          </table:table-cell>
          <table:table-cell table:style-name="ce4" office:value-type="string">
            <text:p>1964-04-14 12:00</text:p>
          </table:table-cell>
          <table:table-cell office:value-type="float" office:value="3.84900000000016">
            <text:p>3.849</text:p>
          </table:table-cell>
          <table:table-cell office:value-type="float" office:value="297.849">
            <text:p>297.849</text:p>
          </table:table-cell>
          <table:table-cell office:value-type="float" office:value="826.63">
            <text:p>826.63</text:p>
          </table:table-cell>
          <table:table-cell office:value-type="float" office:value="818.12">
            <text:p>818.12</text:p>
          </table:table-cell>
          <table:table-cell office:value-type="string">
            <text:p>Tue</text:p>
          </table:table-cell>
          <table:table-cell table:style-name="ce3" office:value-type="string">
            <text:p>1974-06-11 12:00</text:p>
          </table:table-cell>
          <table:table-cell office:value-type="float" office:value="145.392">
            <text:p>145.392</text:p>
          </table:table-cell>
          <table:table-cell office:value-type="float" office:value="297.392">
            <text:p>297.392</text:p>
          </table:table-cell>
          <table:table-cell office:value-type="float" office:value="865.54">
            <text:p>865.54</text:p>
          </table:table-cell>
          <table:table-cell office:value-type="float" office:value="848.09">
            <text:p>848.09</text:p>
          </table:table-cell>
          <table:table-cell office:value-type="string">
            <text:p>Wed</text:p>
          </table:table-cell>
          <table:table-cell table:style-name="ce3" office:value-type="string">
            <text:p>1984-08-22 12:00</text:p>
          </table:table-cell>
          <table:table-cell office:value-type="float" office:value="287.946">
            <text:p>287.946</text:p>
          </table:table-cell>
          <table:table-cell office:value-type="float" office:value="297.946">
            <text:p>297.946</text:p>
          </table:table-cell>
          <table:table-cell office:value-type="float" office:value="1250.55">
            <text:p>1250.55</text:p>
          </table:table-cell>
          <table:table-cell office:value-type="float" office:value="1225.82">
            <text:p>1225.82</text:p>
          </table:table-cell>
          <table:table-cell table:number-columns-repeated="6"/>
          <table:table-cell office:value-type="string">
            <text:p>Thurs.</text:p>
          </table:table-cell>
          <table:table-cell table:style-name="ce4" office:value-type="string">
            <text:p>2004-12-09 12:00</text:p>
          </table:table-cell>
          <table:table-cell office:value-type="float" office:value="211.791000000001">
            <text:p>211.791</text:p>
          </table:table-cell>
          <table:table-cell office:value-type="float" office:value="297.791000000001">
            <text:p>297.791</text:p>
          </table:table-cell>
          <table:table-cell office:value-type="float" office:value="10579.94">
            <text:p>10579.94</text:p>
          </table:table-cell>
          <table:table-cell office:value-type="float" office:value="10389.81">
            <text:p>10389.81</text:p>
          </table:table-cell>
          <table:table-cell table:style-name="ce10" office:value-type="float" office:value="4">
            <text:p>4</text:p>
          </table:table-cell>
          <table:table-cell office:value-type="string">
            <text:p>Average:</text:p>
          </table:table-cell>
          <table:table-cell/>
          <table:table-cell table:formula="of:=([.D76]+[.J76]+[.P76]+[.AB76])/4" office:value-type="float" office:value="297.7445">
            <text:p>297.7445</text:p>
          </table:table-cell>
          <table:table-cell table:number-columns-repeated="2"/>
          <table:table-cell office:value-type="string">
            <text:p>Thu</text:p>
          </table:table-cell>
          <table:table-cell table:style-name="ce14" office:value-type="string">
            <text:p>2015-01-08 12:00</text:p>
          </table:table-cell>
          <table:table-cell office:value-type="float" office:value="353.614999999998">
            <text:p>353.615</text:p>
          </table:table-cell>
          <table:table-cell office:value-type="float" office:value="297.614999999998">
            <text:p>297.615</text:p>
          </table:table-cell>
          <table:table-cell table:number-columns-repeated="983"/>
        </table:table-row>
        <table:table-row table:style-name="ro1">
          <table:table-cell table:style-name="ce1" office:value-type="string">
            <text:p>Fri</text:p>
          </table:table-cell>
          <table:table-cell table:style-name="ce3" office:value-type="string">
            <text:p>1964-04-17 12:00</text:p>
          </table:table-cell>
          <table:table-cell office:value-type="float" office:value="5.71199999999953">
            <text:p>5.712</text:p>
          </table:table-cell>
          <table:table-cell office:value-type="float" office:value="299.712">
            <text:p>299.712</text:p>
          </table:table-cell>
          <table:table-cell office:value-type="float" office:value="831.63">
            <text:p>831.63</text:p>
          </table:table-cell>
          <table:table-cell office:value-type="float" office:value="822.51">
            <text:p>822.51</text:p>
          </table:table-cell>
          <table:table-cell table:style-name="ce1"/>
          <table:table-cell table:style-name="ce6"/>
          <table:table-cell table:style-name="ce1" table:number-columns-repeated="5"/>
          <table:table-cell table:style-name="ce6"/>
          <table:table-cell table:style-name="ce1" table:number-columns-repeated="4"/>
          <table:table-cell office:value-type="string">
            <text:p>Mon</text:p>
          </table:table-cell>
          <table:table-cell table:style-name="ce4" office:value-type="string">
            <text:p>1994-09-12 12:00</text:p>
          </table:table-cell>
          <table:table-cell office:value-type="float" office:value="71.1329999999998">
            <text:p>71.133</text:p>
          </table:table-cell>
          <table:table-cell office:value-type="float" office:value="299.133">
            <text:p>299.133</text:p>
          </table:table-cell>
          <table:table-cell office:value-type="float" office:value="3897.02">
            <text:p>3897.02</text:p>
          </table:table-cell>
          <table:table-cell office:value-type="float" office:value="3843.86">
            <text:p>3843.86</text:p>
          </table:table-cell>
          <table:table-cell/>
          <table:table-cell table:style-name="ce6"/>
          <table:table-cell table:style-name="ce1" table:number-columns-repeated="4"/>
          <table:table-cell table:style-name="ce11" office:value-type="float" office:value="2">
            <text:p>2</text:p>
          </table:table-cell>
          <table:table-cell table:style-name="ce1" office:value-type="string">
            <text:p>Average:</text:p>
          </table:table-cell>
          <table:table-cell table:style-name="ce1"/>
          <table:table-cell table:style-name="ce1" table:formula="of:=([.D77]+[.V77]) / 2" office:value-type="float" office:value="299.4225">
            <text:p>299.4225</text:p>
          </table:table-cell>
          <table:table-cell table:style-name="ce1" table:number-columns-repeated="2"/>
          <table:table-cell table:style-name="ce1" office:value-type="string">
            <text:p>Sun</text:p>
          </table:table-cell>
          <table:table-cell table:style-name="ce14" office:value-type="string">
            <text:p>2015-01-11 12:00</text:p>
          </table:table-cell>
          <table:table-cell office:value-type="float" office:value="355.504000000001">
            <text:p>355.504</text:p>
          </table:table-cell>
          <table:table-cell office:value-type="float" office:value="299.504000000001">
            <text:p>299.504</text:p>
          </table:table-cell>
          <table:table-cell table:number-columns-repeated="2"/>
          <table:table-cell table:style-name="ce1" table:number-columns-repeated="981"/>
        </table:table-row>
        <table:table-row table:style-name="ro1">
          <table:table-cell table:number-columns-repeated="18"/>
          <table:table-cell office:value-type="string">
            <text:p>Mon</text:p>
          </table:table-cell>
          <table:table-cell table:style-name="ce3" office:value-type="string">
            <text:p>1994-09-19 12:00</text:p>
          </table:table-cell>
          <table:table-cell office:value-type="float" office:value="74.7659999999996">
            <text:p>74.766</text:p>
          </table:table-cell>
          <table:table-cell office:value-type="float" office:value="302.766">
            <text:p>302.766</text:p>
          </table:table-cell>
          <table:table-cell office:value-type="float" office:value="3972.72">
            <text:p>3972.72</text:p>
          </table:table-cell>
          <table:table-cell office:value-type="float" office:value="3909.8">
            <text:p>3909.8</text:p>
          </table:table-cell>
          <table:table-cell office:value-type="string">
            <text:p>Fri</text:p>
          </table:table-cell>
          <table:table-cell table:style-name="ce3" office:value-type="string">
            <text:p>2004-12-23 12:00</text:p>
          </table:table-cell>
          <table:table-cell office:value-type="float" office:value="218.523000000001">
            <text:p>218.523</text:p>
          </table:table-cell>
          <table:table-cell office:value-type="float" office:value="304.523000000001">
            <text:p>304.523</text:p>
          </table:table-cell>
          <table:table-cell office:value-type="float" office:value="10895.1">
            <text:p>10895.1</text:p>
          </table:table-cell>
          <table:table-cell office:value-type="float" office:value="10780.12">
            <text:p>10780.12</text:p>
          </table:table-cell>
          <table:table-cell table:style-name="ce10"/>
          <table:table-cell office:value-type="string">
            <text:p>X</text:p>
          </table:table-cell>
          <table:table-cell table:number-columns-repeated="991"/>
        </table:table-row>
        <table:table-row table:style-name="ro1">
          <table:table-cell table:style-name="ce1" office:value-type="string">
            <text:p>Thu</text:p>
          </table:table-cell>
          <table:table-cell table:style-name="ce4" office:value-type="string">
            <text:p>1964-04-30 12:00</text:p>
          </table:table-cell>
          <table:table-cell office:value-type="float" office:value="13.7190000000001">
            <text:p>13.719</text:p>
          </table:table-cell>
          <table:table-cell office:value-type="float" office:value="307.719">
            <text:p>307.719</text:p>
          </table:table-cell>
          <table:table-cell office:value-type="float" office:value="816.88">
            <text:p>816.88</text:p>
          </table:table-cell>
          <table:table-cell office:value-type="float" office:value="807.18">
            <text:p>807.18</text:p>
          </table:table-cell>
          <table:table-cell table:style-name="ce1" table:number-columns-repeated="13"/>
          <table:table-cell table:style-name="ce6"/>
          <table:table-cell table:style-name="ce1" table:number-columns-repeated="5"/>
          <table:table-cell table:style-name="ce6"/>
          <table:table-cell table:style-name="ce1" table:number-columns-repeated="4"/>
          <table:table-cell table:style-name="ce11"/>
          <table:table-cell table:style-name="ce1" office:value-type="string">
            <text:p>X</text:p>
          </table:table-cell>
          <table:table-cell table:style-name="ce1" table:number-columns-repeated="991"/>
        </table:table-row>
        <table:table-row table:style-name="ro1">
          <table:table-cell table:number-columns-repeated="6"/>
          <table:table-cell office:value-type="string">
            <text:p>Thur</text:p>
          </table:table-cell>
          <table:table-cell table:style-name="ce4" office:value-type="string">
            <text:p>1974-07-11 12:00</text:p>
          </table:table-cell>
          <table:table-cell office:value-type="float" office:value="158.505000000001">
            <text:p>158.505</text:p>
          </table:table-cell>
          <table:table-cell office:value-type="float" office:value="310.505000000001">
            <text:p>310.505</text:p>
          </table:table-cell>
          <table:table-cell office:value-type="float" office:value="769.76">
            <text:p>769.76</text:p>
          </table:table-cell>
          <table:table-cell office:value-type="float" office:value="753.13">
            <text:p>753.13</text:p>
          </table:table-cell>
          <table:table-cell office:value-type="string">
            <text:p>Wed</text:p>
          </table:table-cell>
          <table:table-cell table:style-name="ce4" office:value-type="string">
            <text:p>1984-09-12 12:00</text:p>
          </table:table-cell>
          <table:table-cell office:value-type="float" office:value="300.714">
            <text:p>300.714</text:p>
          </table:table-cell>
          <table:table-cell office:value-type="float" office:value="310.714">
            <text:p>310.714</text:p>
          </table:table-cell>
          <table:table-cell office:value-type="float" office:value="1206.6">
            <text:p>1206.6</text:p>
          </table:table-cell>
          <table:table-cell office:value-type="float" office:value="1189.82">
            <text:p>1189.82</text:p>
          </table:table-cell>
          <table:table-cell office:value-type="string">
            <text:p>Wed</text:p>
          </table:table-cell>
          <table:table-cell table:style-name="ce4" office:value-type="string">
            <text:p>1994-10-05 12:00</text:p>
          </table:table-cell>
          <table:table-cell office:value-type="float" office:value="82.9110000000001">
            <text:p>82.911</text:p>
          </table:table-cell>
          <table:table-cell office:value-type="float" office:value="310.911">
            <text:p>310.911</text:p>
          </table:table-cell>
          <table:table-cell office:value-type="float" office:value="3811.56">
            <text:p>3811.56</text:p>
          </table:table-cell>
          <table:table-cell office:value-type="float" office:value="3736.2">
            <text:p>3736.2</text:p>
          </table:table-cell>
          <table:table-cell office:value-type="string">
            <text:p>Mon</text:p>
          </table:table-cell>
          <table:table-cell table:style-name="ce3" office:value-type="string">
            <text:p>2005-01-03 12:00</text:p>
          </table:table-cell>
          <table:table-cell office:value-type="float" office:value="223.91">
            <text:p>223.91</text:p>
          </table:table-cell>
          <table:table-cell office:value-type="float" office:value="309.91">
            <text:p>309.91</text:p>
          </table:table-cell>
          <table:table-cell office:value-type="float" office:value="10892.67">
            <text:p>10892.67</text:p>
          </table:table-cell>
          <table:table-cell office:value-type="float" office:value="10694.18">
            <text:p>10694.18</text:p>
          </table:table-cell>
          <table:table-cell table:style-name="ce10" office:value-type="float" office:value="4">
            <text:p>4</text:p>
          </table:table-cell>
          <table:table-cell office:value-type="string">
            <text:p>Average:</text:p>
          </table:table-cell>
          <table:table-cell/>
          <table:table-cell table:formula="of:=([.J80]+[.P80]+[.V80]+[.AB80])/4" office:value-type="float" office:value="310.51">
            <text:p>310.51</text:p>
          </table:table-cell>
          <table:table-cell table:number-columns-repeated="2"/>
          <table:table-cell office:value-type="string">
            <text:p>Wed</text:p>
          </table:table-cell>
          <table:table-cell table:style-name="ce16" office:value-type="string">
            <text:p>2015-01-28 12:00</text:p>
          </table:table-cell>
          <table:table-cell office:value-type="float" office:value="6.13100000000122">
            <text:p>6.131</text:p>
          </table:table-cell>
          <table:table-cell office:value-type="float" office:value="310.131000000001">
            <text:p>310.131</text:p>
          </table:table-cell>
          <table:table-cell table:number-columns-repeated="983"/>
        </table:table-row>
        <table:table-row table:style-name="ro1">
          <table:table-cell office:value-type="string">
            <text:p>Thu</text:p>
          </table:table-cell>
          <table:table-cell table:style-name="ce3" office:value-type="string">
            <text:p>1964-05-07 12:00</text:p>
          </table:table-cell>
          <table:table-cell office:value-type="float" office:value="17.982">
            <text:p>17.982</text:p>
          </table:table-cell>
          <table:table-cell office:value-type="float" office:value="311.982">
            <text:p>311.982</text:p>
          </table:table-cell>
          <table:table-cell office:value-type="float" office:value="836.06">
            <text:p>836.06</text:p>
          </table:table-cell>
          <table:table-cell office:value-type="float" office:value="824.19">
            <text:p>824.19</text:p>
          </table:table-cell>
          <table:table-cell table:number-columns-repeated="6"/>
          <table:table-cell office:value-type="string">
            <text:p>Mon</text:p>
          </table:table-cell>
          <table:table-cell table:style-name="ce3" office:value-type="string">
            <text:p>1984-09-17 12:00</text:p>
          </table:table-cell>
          <table:table-cell office:value-type="float" office:value="303.798999999999">
            <text:p>303.799</text:p>
          </table:table-cell>
          <table:table-cell office:value-type="float" office:value="313.798999999999">
            <text:p>313.799</text:p>
          </table:table-cell>
          <table:table-cell office:value-type="float" office:value="1248.01">
            <text:p>1248.01</text:p>
          </table:table-cell>
          <table:table-cell office:value-type="float" office:value="1226.26">
            <text:p>1226.26</text:p>
          </table:table-cell>
          <table:table-cell table:number-columns-repeated="12"/>
          <table:table-cell table:style-name="ce10"/>
          <table:table-cell table:number-columns-repeated="5"/>
          <table:table-cell office:value-type="string">
            <text:p>Thur</text:p>
          </table:table-cell>
          <table:table-cell table:style-name="ce17" office:value-type="string">
            <text:p>2015-01-29 12:00</text:p>
          </table:table-cell>
          <table:table-cell office:value-type="float" office:value="6.7510000000002">
            <text:p>6.751</text:p>
          </table:table-cell>
          <table:table-cell office:value-type="float" office:value="310.751">
            <text:p>310.751</text:p>
          </table:table-cell>
          <table:table-cell table:number-columns-repeated="983"/>
        </table:table-row>
        <table:table-row table:style-name="ro1">
          <table:table-cell table:number-columns-repeated="6"/>
          <table:table-cell office:value-type="string">
            <text:p>Wed</text:p>
          </table:table-cell>
          <table:table-cell table:style-name="ce3" office:value-type="string">
            <text:p>1974-07-24 12:00</text:p>
          </table:table-cell>
          <table:table-cell office:value-type="float" office:value="164.188">
            <text:p>164.188</text:p>
          </table:table-cell>
          <table:table-cell office:value-type="float" office:value="316.188">
            <text:p>316.188</text:p>
          </table:table-cell>
          <table:table-cell office:value-type="float" office:value="809.76">
            <text:p>809.76</text:p>
          </table:table-cell>
          <table:table-cell office:value-type="float" office:value="791.54">
            <text:p>791.54</text:p>
          </table:table-cell>
          <table:table-cell table:number-columns-repeated="6"/>
          <table:table-cell office:value-type="string">
            <text:p>Wed</text:p>
          </table:table-cell>
          <table:table-cell table:style-name="ce3" office:value-type="string">
            <text:p>1994-10-19 12:00</text:p>
          </table:table-cell>
          <table:table-cell office:value-type="float" office:value="89.8680000000004">
            <text:p>89.868</text:p>
          </table:table-cell>
          <table:table-cell office:value-type="float" office:value="317.868">
            <text:p>317.868</text:p>
          </table:table-cell>
          <table:table-cell office:value-type="float" office:value="3958.25">
            <text:p>3958.25</text:p>
          </table:table-cell>
          <table:table-cell office:value-type="float" office:value="3887.93">
            <text:p>3887.93</text:p>
          </table:table-cell>
          <table:table-cell table:number-columns-repeated="6"/>
          <table:table-cell table:style-name="ce10" office:value-type="float" office:value="2">
            <text:p>2</text:p>
          </table:table-cell>
          <table:table-cell office:value-type="string">
            <text:p>Average:</text:p>
          </table:table-cell>
          <table:table-cell/>
          <table:table-cell table:formula="of:=([.J82]+[.V82]) / 2" office:value-type="float" office:value="317.028">
            <text:p>317.028</text:p>
          </table:table-cell>
          <table:table-cell table:number-columns-repeated="2"/>
          <table:table-cell office:value-type="string">
            <text:p>Sun</text:p>
          </table:table-cell>
          <table:table-cell table:style-name="ce14" office:value-type="string">
            <text:p>2015-02-08 12:00</text:p>
          </table:table-cell>
          <table:table-cell office:value-type="float" office:value="12.9199999999983">
            <text:p>12.92</text:p>
          </table:table-cell>
          <table:table-cell office:value-type="float" office:value="316.919999999998">
            <text:p>316.92</text:p>
          </table:table-cell>
          <table:table-cell table:number-columns-repeated="983"/>
        </table:table-row>
        <table:table-row table:style-name="ro1">
          <table:table-cell table:number-columns-repeated="30"/>
          <table:table-cell table:style-name="ce10"/>
          <table:table-cell table:number-columns-repeated="992"/>
        </table:table-row>
        <table:table-row table:style-name="ro1">
          <table:table-cell office:value-type="string">
            <text:p>Tue</text:p>
          </table:table-cell>
          <table:table-cell table:style-name="ce3" office:value-type="string">
            <text:p>1964-05-19 12:00</text:p>
          </table:table-cell>
          <table:table-cell office:value-type="float" office:value="25.2020000000002">
            <text:p>25.202</text:p>
          </table:table-cell>
          <table:table-cell office:value-type="float" office:value="319.202">
            <text:p>319.202</text:p>
          </table:table-cell>
          <table:table-cell office:value-type="float" office:value="823.26">
            <text:p>823.26</text:p>
          </table:table-cell>
          <table:table-cell office:value-type="float" office:value="813.96">
            <text:p>813.96</text:p>
          </table:table-cell>
          <table:table-cell office:value-type="string">
            <text:p>Fri</text:p>
          </table:table-cell>
          <table:table-cell table:style-name="ce4" office:value-type="string">
            <text:p>1974-08-02 12:00</text:p>
          </table:table-cell>
          <table:table-cell office:value-type="float" office:value="168.132">
            <text:p>168.132</text:p>
          </table:table-cell>
          <table:table-cell office:value-type="float" office:value="320.132">
            <text:p>320.132</text:p>
          </table:table-cell>
          <table:table-cell office:value-type="float" office:value="758.45">
            <text:p>758.45</text:p>
          </table:table-cell>
          <table:table-cell office:value-type="float" office:value="745.31">
            <text:p>745.31</text:p>
          </table:table-cell>
          <table:table-cell/>
          <table:table-cell table:style-name="ce2" office:value-type="string">
            <text:p>Dropped turn?</text:p>
          </table:table-cell>
          <table:table-cell table:number-columns-repeated="4"/>
          <table:table-cell office:value-type="string">
            <text:p>Tue</text:p>
          </table:table-cell>
          <table:table-cell table:style-name="ce4" office:value-type="string">
            <text:p>1994-10-25 12:00</text:p>
          </table:table-cell>
          <table:table-cell office:value-type="float" office:value="92.8050000000003">
            <text:p>92.805</text:p>
          </table:table-cell>
          <table:table-cell office:value-type="float" office:value="320.805">
            <text:p>320.805</text:p>
          </table:table-cell>
          <table:table-cell office:value-type="float" office:value="3883.56">
            <text:p>3883.56</text:p>
          </table:table-cell>
          <table:table-cell office:value-type="float" office:value="3803.49">
            <text:p>3803.49</text:p>
          </table:table-cell>
          <table:table-cell office:value-type="string">
            <text:p>Mon</text:p>
          </table:table-cell>
          <table:table-cell table:style-name="ce4" office:value-type="string">
            <text:p>2005-01-24 12:00</text:p>
          </table:table-cell>
          <table:table-cell office:value-type="float" office:value="234.454">
            <text:p>234.454</text:p>
          </table:table-cell>
          <table:table-cell office:value-type="float" office:value="320.454">
            <text:p>320.454</text:p>
          </table:table-cell>
          <table:table-cell office:value-type="float" office:value="10491.71">
            <text:p>10491.71</text:p>
          </table:table-cell>
          <table:table-cell office:value-type="float" office:value="10317.1">
            <text:p>10317.1</text:p>
          </table:table-cell>
          <table:table-cell table:style-name="ce10" office:value-type="float" office:value="4">
            <text:p>4</text:p>
          </table:table-cell>
          <table:table-cell office:value-type="string">
            <text:p>Average:</text:p>
          </table:table-cell>
          <table:table-cell/>
          <table:table-cell table:formula="of:=([.D84]+[.J84]+[.V84]+[.AB84]) / 4" office:value-type="float" office:value="320.14825">
            <text:p>320.14825</text:p>
          </table:table-cell>
          <table:table-cell table:number-columns-repeated="2"/>
          <table:table-cell office:value-type="string">
            <text:p>Fri</text:p>
          </table:table-cell>
          <table:table-cell table:style-name="ce16" office:value-type="string">
            <text:p>2015-02-13 12:00</text:p>
          </table:table-cell>
          <table:table-cell office:value-type="float" office:value="15.9789999999994">
            <text:p>15.979</text:p>
          </table:table-cell>
          <table:table-cell office:value-type="float" office:value="319.978999999999">
            <text:p>319.979</text:p>
          </table:table-cell>
          <table:table-cell table:number-columns-repeated="983"/>
        </table:table-row>
        <table:table-row table:style-name="ro1">
          <table:table-cell table:number-columns-repeated="30"/>
          <table:table-cell table:style-name="ce10"/>
          <table:table-cell table:number-columns-repeated="5"/>
          <table:table-cell office:value-type="string">
            <text:p>Sat</text:p>
          </table:table-cell>
          <table:table-cell table:style-name="ce17" office:value-type="string">
            <text:p>2015-02-14 12:00</text:p>
          </table:table-cell>
          <table:table-cell office:value-type="float" office:value="16.5889999999999">
            <text:p>16.589</text:p>
          </table:table-cell>
          <table:table-cell office:value-type="float" office:value="320.589">
            <text:p>320.589</text:p>
          </table:table-cell>
          <table:table-cell table:number-columns-repeated="983"/>
        </table:table-row>
        <table:table-row table:style-name="ro1">
          <table:table-cell table:number-columns-repeated="6"/>
          <table:table-cell office:value-type="string">
            <text:p>Thur</text:p>
          </table:table-cell>
          <table:table-cell table:style-name="ce3" office:value-type="string">
            <text:p>1974-08-08 12:00</text:p>
          </table:table-cell>
          <table:table-cell office:value-type="float" office:value="170.767">
            <text:p>170.767</text:p>
          </table:table-cell>
          <table:table-cell office:value-type="float" office:value="322.767">
            <text:p>322.767</text:p>
          </table:table-cell>
          <table:table-cell office:value-type="float" office:value="803.43">
            <text:p>803.43</text:p>
          </table:table-cell>
          <table:table-cell office:value-type="float" office:value="779.02">
            <text:p>779.02</text:p>
          </table:table-cell>
          <table:table-cell table:number-columns-repeated="6"/>
          <table:table-cell office:value-type="string">
            <text:p>Mon</text:p>
          </table:table-cell>
          <table:table-cell table:style-name="ce3" office:value-type="string">
            <text:p>1994-10-31 12:00</text:p>
          </table:table-cell>
          <table:table-cell office:value-type="float" office:value="95.7150000000001">
            <text:p>95.715</text:p>
          </table:table-cell>
          <table:table-cell office:value-type="float" office:value="323.715">
            <text:p>323.715</text:p>
          </table:table-cell>
          <table:table-cell office:value-type="float" office:value="3956.9">
            <text:p>3956.9</text:p>
          </table:table-cell>
          <table:table-cell office:value-type="float" office:value="3889.28">
            <text:p>3889.28</text:p>
          </table:table-cell>
          <table:table-cell table:number-columns-repeated="6"/>
          <table:table-cell table:style-name="ce10" office:value-type="float" office:value="2">
            <text:p>2</text:p>
          </table:table-cell>
          <table:table-cell office:value-type="string">
            <text:p>Average:</text:p>
          </table:table-cell>
          <table:table-cell/>
          <table:table-cell table:formula="of:=([.J86]+[.V86]) / 2" office:value-type="float" office:value="323.241">
            <text:p>323.241</text:p>
          </table:table-cell>
          <table:table-cell table:number-columns-repeated="2"/>
          <table:table-cell office:value-type="string">
            <text:p>Wed</text:p>
          </table:table-cell>
          <table:table-cell table:style-name="ce14" office:value-type="string">
            <text:p>2015-02-18 12:00</text:p>
          </table:table-cell>
          <table:table-cell office:value-type="float" office:value="19.0200000000004">
            <text:p>19.02</text:p>
          </table:table-cell>
          <table:table-cell office:value-type="float" office:value="323.02">
            <text:p>323.02</text:p>
          </table:table-cell>
          <table:table-cell table:number-columns-repeated="983"/>
        </table:table-row>
        <table:table-row table:style-name="ro1">
          <table:table-cell table:style-name="ce1" office:value-type="string">
            <text:p>Mon</text:p>
          </table:table-cell>
          <table:table-cell table:style-name="ce3" office:value-type="string">
            <text:p>1964-06-01 12:00</text:p>
          </table:table-cell>
          <table:table-cell office:value-type="float" office:value="32.8869999999997">
            <text:p>32.887</text:p>
          </table:table-cell>
          <table:table-cell office:value-type="float" office:value="326.887">
            <text:p>326.887</text:p>
          </table:table-cell>
          <table:table-cell office:value-type="float" office:value="824.94">
            <text:p>824.94</text:p>
          </table:table-cell>
          <table:table-cell office:value-type="float" office:value="815.82">
            <text:p>815.82</text:p>
          </table:table-cell>
          <table:table-cell table:style-name="ce1"/>
          <table:table-cell table:style-name="ce6"/>
          <table:table-cell table:style-name="ce1" table:number-columns-repeated="11"/>
          <table:table-cell table:style-name="ce6"/>
          <table:table-cell table:style-name="ce1" table:number-columns-repeated="10"/>
          <table:table-cell table:style-name="ce11"/>
          <table:table-cell table:style-name="ce1" office:value-type="string">
            <text:p>X</text:p>
          </table:table-cell>
          <table:table-cell table:style-name="ce1" table:number-columns-repeated="991"/>
        </table:table-row>
        <table:table-row table:style-name="ro1">
          <table:table-cell table:number-columns-repeated="12"/>
          <table:table-cell office:value-type="string">
            <text:p>Wed</text:p>
          </table:table-cell>
          <table:table-cell table:style-name="ce4" office:value-type="string">
            <text:p>1984-10-10 12:00</text:p>
          </table:table-cell>
          <table:table-cell office:value-type="float" office:value="318.172">
            <text:p>318.172</text:p>
          </table:table-cell>
          <table:table-cell office:value-type="float" office:value="328.172">
            <text:p>328.172</text:p>
          </table:table-cell>
          <table:table-cell office:value-type="float" office:value="1182.97">
            <text:p>1182.97</text:p>
          </table:table-cell>
          <table:table-cell office:value-type="float" office:value="1158.24">
            <text:p>1158.24</text:p>
          </table:table-cell>
          <table:table-cell office:value-type="string">
            <text:p>Fri</text:p>
          </table:table-cell>
          <table:table-cell table:style-name="ce4" office:value-type="string">
            <text:p>1994-11-11 12:00</text:p>
          </table:table-cell>
          <table:table-cell office:value-type="float" office:value="100.988000000001">
            <text:p>100.988</text:p>
          </table:table-cell>
          <table:table-cell office:value-type="float" office:value="328.988000000001">
            <text:p>328.988</text:p>
          </table:table-cell>
          <table:table-cell office:value-type="float" office:value="3830.06">
            <text:p>3830.06</text:p>
          </table:table-cell>
          <table:table-cell office:value-type="float" office:value="3779.93">
            <text:p>3779.93</text:p>
          </table:table-cell>
          <table:table-cell table:number-columns-repeated="6"/>
          <table:table-cell table:style-name="ce10" office:value-type="float" office:value="2">
            <text:p>2</text:p>
          </table:table-cell>
          <table:table-cell office:value-type="string">
            <text:p>Average:</text:p>
          </table:table-cell>
          <table:table-cell/>
          <table:table-cell table:formula="of:=([.P88]+ [.V88])/2" office:value-type="float" office:value="328.580000000001">
            <text:p>328.58</text:p>
          </table:table-cell>
          <table:table-cell table:number-columns-repeated="2"/>
          <table:table-cell office:value-type="string">
            <text:p>Fri</text:p>
          </table:table-cell>
          <table:table-cell table:style-name="ce14" office:value-type="string">
            <text:p>2015-02-27 12:00</text:p>
          </table:table-cell>
          <table:table-cell office:value-type="float" office:value="24.4449999999997">
            <text:p>24.445</text:p>
          </table:table-cell>
          <table:table-cell office:value-type="float" office:value="328.445">
            <text:p>328.445</text:p>
          </table:table-cell>
          <table:table-cell table:number-columns-repeated="983"/>
        </table:table-row>
        <table:table-row table:style-name="ro1">
          <table:table-cell office:value-type="string">
            <text:p>Tue</text:p>
          </table:table-cell>
          <table:table-cell table:style-name="ce4" office:value-type="string">
            <text:p>1964-06-09 12:00</text:p>
          </table:table-cell>
          <table:table-cell office:value-type="float" office:value="37.5410000000002">
            <text:p>37.541</text:p>
          </table:table-cell>
          <table:table-cell office:value-type="float" office:value="331.541">
            <text:p>331.541</text:p>
          </table:table-cell>
          <table:table-cell office:value-type="float" office:value="808.15">
            <text:p>808.15</text:p>
          </table:table-cell>
          <table:table-cell office:value-type="float" office:value="796.9">
            <text:p>796.9</text:p>
          </table:table-cell>
          <table:table-cell table:number-columns-repeated="12"/>
          <table:table-cell office:value-type="string">
            <text:p>Thu</text:p>
          </table:table-cell>
          <table:table-cell table:style-name="ce3" office:value-type="string">
            <text:p>1994-11-17 12:00</text:p>
          </table:table-cell>
          <table:table-cell office:value-type="float" office:value="103.831">
            <text:p>103.831</text:p>
          </table:table-cell>
          <table:table-cell office:value-type="float" office:value="331.831">
            <text:p>331.831</text:p>
          </table:table-cell>
          <table:table-cell office:value-type="float" office:value="3868.08">
            <text:p>3868.08</text:p>
          </table:table-cell>
          <table:table-cell office:value-type="float" office:value="3797.77">
            <text:p>3797.77</text:p>
          </table:table-cell>
          <table:table-cell office:value-type="string">
            <text:p>Wed</text:p>
          </table:table-cell>
          <table:table-cell table:style-name="ce3" office:value-type="string">
            <text:p>2005-02-16 12:00</text:p>
          </table:table-cell>
          <table:table-cell office:value-type="float" office:value="246.433000000001">
            <text:p>246.433</text:p>
          </table:table-cell>
          <table:table-cell office:value-type="float" office:value="332.433000000001">
            <text:p>332.433</text:p>
          </table:table-cell>
          <table:table-cell office:value-type="float" office:value="10889.78">
            <text:p>10889.78</text:p>
          </table:table-cell>
          <table:table-cell office:value-type="float" office:value="10746.21">
            <text:p>10746.21</text:p>
          </table:table-cell>
          <table:table-cell table:style-name="ce10" office:value-type="float" office:value="3">
            <text:p>3</text:p>
          </table:table-cell>
          <table:table-cell office:value-type="string">
            <text:p>Average:</text:p>
          </table:table-cell>
          <table:table-cell/>
          <table:table-cell table:formula="of:=([.D89]+ [.V89]+[.AB89])/3" office:value-type="float" office:value="331.935">
            <text:p>331.935</text:p>
          </table:table-cell>
          <table:table-cell table:number-columns-repeated="2"/>
          <table:table-cell office:value-type="string">
            <text:p>Thu</text:p>
          </table:table-cell>
          <table:table-cell table:style-name="ce14" office:value-type="string">
            <text:p>2015-03-05 12:00</text:p>
          </table:table-cell>
          <table:table-cell office:value-type="float" office:value="28.0239999999976">
            <text:p>28.024</text:p>
          </table:table-cell>
          <table:table-cell office:value-type="float" office:value="332.023999999998">
            <text:p>332.024</text:p>
          </table:table-cell>
          <table:table-cell table:number-columns-repeated="983"/>
        </table:table-row>
        <table:table-row table:style-name="ro1">
          <table:table-cell table:number-columns-repeated="6"/>
          <table:table-cell office:value-type="string">
            <text:p>Wed</text:p>
          </table:table-cell>
          <table:table-cell table:style-name="ce4" office:value-type="string">
            <text:p>1974-09-04 12:00</text:p>
          </table:table-cell>
          <table:table-cell office:value-type="float" office:value="182.722">
            <text:p>182.722</text:p>
          </table:table-cell>
          <table:table-cell office:value-type="float" office:value="334.722">
            <text:p>334.722</text:p>
          </table:table-cell>
          <table:table-cell office:value-type="float" office:value="657.46">
            <text:p>657.46</text:p>
          </table:table-cell>
          <table:table-cell office:value-type="float" office:value="638.38">
            <text:p>638.38</text:p>
          </table:table-cell>
          <table:table-cell office:value-type="string">
            <text:p>Fri</text:p>
          </table:table-cell>
          <table:table-cell table:style-name="ce3" office:value-type="string">
            <text:p>1984-10-19 12:00</text:p>
          </table:table-cell>
          <table:table-cell office:value-type="float" office:value="323.855">
            <text:p>323.855</text:p>
          </table:table-cell>
          <table:table-cell office:value-type="float" office:value="333.855">
            <text:p>333.855</text:p>
          </table:table-cell>
          <table:table-cell office:value-type="float" office:value="1246.02">
            <text:p>1246.02</text:p>
          </table:table-cell>
          <table:table-cell office:value-type="float" office:value="1213.56">
            <text:p>1213.56</text:p>
          </table:table-cell>
          <table:table-cell table:style-name="ce2" office:value-type="string">
            <text:p>Wed-NoDataThurs</text:p>
          </table:table-cell>
          <table:table-cell table:style-name="ce4" office:value-type="string">
            <text:p>1994-11-23 12:00</text:p>
          </table:table-cell>
          <table:table-cell office:value-type="float" office:value="106.652">
            <text:p>106.652</text:p>
          </table:table-cell>
          <table:table-cell office:value-type="float" office:value="334.652">
            <text:p>334.652</text:p>
          </table:table-cell>
          <table:table-cell office:value-type="float" office:value="3704.91">
            <text:p>3704.91</text:p>
          </table:table-cell>
          <table:table-cell office:value-type="float" office:value="3612.05">
            <text:p>3612.05</text:p>
          </table:table-cell>
          <table:table-cell table:number-columns-repeated="6"/>
          <table:table-cell table:style-name="ce10" office:value-type="float" office:value="3">
            <text:p>3</text:p>
          </table:table-cell>
          <table:table-cell office:value-type="string">
            <text:p>Average:</text:p>
          </table:table-cell>
          <table:table-cell/>
          <table:table-cell table:formula="of:=([.J90]+[.P90]+[.V90]) /3" office:value-type="float" office:value="334.409666666666">
            <text:p>334.4096666667</text:p>
          </table:table-cell>
          <table:table-cell table:number-columns-repeated="2"/>
          <table:table-cell office:value-type="string">
            <text:p>Mon</text:p>
          </table:table-cell>
          <table:table-cell table:style-name="ce14" office:value-type="string">
            <text:p>2015-03-09 12:00</text:p>
          </table:table-cell>
          <table:table-cell office:value-type="float" office:value="30.3940000000002">
            <text:p>30.394</text:p>
          </table:table-cell>
          <table:table-cell office:value-type="float" office:value="334.394">
            <text:p>334.394</text:p>
          </table:table-cell>
          <table:table-cell table:number-columns-repeated="983"/>
        </table:table-row>
        <table:table-row table:style-name="ro1">
          <table:table-cell office:value-type="string">
            <text:p>Thu</text:p>
          </table:table-cell>
          <table:table-cell table:style-name="ce3" office:value-type="string">
            <text:p>1964-06-18 12:00</text:p>
          </table:table-cell>
          <table:table-cell table:style-name="ce5" office:value-type="float" office:value="42.7070000000003">
            <text:p>42.707</text:p>
          </table:table-cell>
          <table:table-cell table:style-name="ce5" office:value-type="float" office:value="336.707">
            <text:p>336.707</text:p>
          </table:table-cell>
          <table:table-cell office:value-type="float" office:value="829.42">
            <text:p>829.42</text:p>
          </table:table-cell>
          <table:table-cell office:value-type="float" office:value="820.62">
            <text:p>820.62</text:p>
          </table:table-cell>
          <table:table-cell/>
          <table:table-cell table:style-name="ce6"/>
          <table:table-cell table:style-name="ce1" table:number-columns-repeated="5"/>
          <table:table-cell table:style-name="ce6"/>
          <table:table-cell table:style-name="ce1" table:number-columns-repeated="5"/>
          <table:table-cell table:style-name="ce6"/>
          <table:table-cell table:style-name="ce1" table:number-columns-repeated="4"/>
          <table:table-cell table:style-name="ce1" office:value-type="string">
            <text:p>Wed</text:p>
          </table:table-cell>
          <table:table-cell table:style-name="ce4" office:value-type="string">
            <text:p>2005-02-23 12:00</text:p>
          </table:table-cell>
          <table:table-cell office:value-type="float" office:value="250.173999999999">
            <text:p>250.174</text:p>
          </table:table-cell>
          <table:table-cell office:value-type="float" office:value="336.173999999999">
            <text:p>336.174</text:p>
          </table:table-cell>
          <table:table-cell office:value-type="float" office:value="10735.42">
            <text:p>10735.42</text:p>
          </table:table-cell>
          <table:table-cell office:value-type="float" office:value="10583.64">
            <text:p>10583.64</text:p>
          </table:table-cell>
          <table:table-cell table:style-name="ce10" office:value-type="float" office:value="2">
            <text:p>2</text:p>
          </table:table-cell>
          <table:table-cell office:value-type="string">
            <text:p>Average:</text:p>
          </table:table-cell>
          <table:table-cell table:style-name="ce1"/>
          <table:table-cell table:style-name="ce1" table:formula="of:=([.D91]+[.AB91]) / 2" office:value-type="float" office:value="336.4405">
            <text:p>336.4405</text:p>
          </table:table-cell>
          <table:table-cell table:style-name="ce1" table:number-columns-repeated="2"/>
          <table:table-cell table:style-name="ce1" office:value-type="string">
            <text:p>Thu</text:p>
          </table:table-cell>
          <table:table-cell table:style-name="ce16" office:value-type="string">
            <text:p>2015-03-12 12:00</text:p>
          </table:table-cell>
          <table:table-cell office:value-type="float" office:value="32.1610000000001">
            <text:p>32.161</text:p>
          </table:table-cell>
          <table:table-cell office:value-type="float" office:value="336.161">
            <text:p>336.161</text:p>
          </table:table-cell>
          <table:table-cell table:number-columns-repeated="2"/>
          <table:table-cell table:style-name="ce1" table:number-columns-repeated="981"/>
        </table:table-row>
        <table:table-row table:style-name="ro1">
          <table:table-cell table:number-columns-repeated="18"/>
          <table:table-cell office:value-type="string">
            <text:p>Wed</text:p>
          </table:table-cell>
          <table:table-cell table:style-name="ce3" office:value-type="string">
            <text:p>1994-11-30 12:00</text:p>
          </table:table-cell>
          <table:table-cell office:value-type="float" office:value="109.918">
            <text:p>109.918</text:p>
          </table:table-cell>
          <table:table-cell office:value-type="float" office:value="337.918">
            <text:p>337.918</text:p>
          </table:table-cell>
          <table:table-cell office:value-type="float" office:value="3783.3">
            <text:p>3783.3</text:p>
          </table:table-cell>
          <table:table-cell office:value-type="float" office:value="3718.37">
            <text:p>3718.37</text:p>
          </table:table-cell>
          <table:table-cell table:number-columns-repeated="6"/>
          <table:table-cell table:style-name="ce10"/>
          <table:table-cell office:value-type="string">
            <text:p>X</text:p>
          </table:table-cell>
          <table:table-cell table:number-columns-repeated="4"/>
          <table:table-cell office:value-type="string">
            <text:p>Fri</text:p>
          </table:table-cell>
          <table:table-cell table:style-name="ce17" office:value-type="string">
            <text:p>2015-03-13 12:00</text:p>
          </table:table-cell>
          <table:table-cell office:value-type="float" office:value="32.7489999999998">
            <text:p>32.749</text:p>
          </table:table-cell>
          <table:table-cell office:value-type="float" office:value="336.749">
            <text:p>336.749</text:p>
          </table:table-cell>
          <table:table-cell table:number-columns-repeated="983"/>
        </table:table-row>
        <table:table-row table:style-name="ro1">
          <table:table-cell office:value-type="string">
            <text:p>Mon</text:p>
          </table:table-cell>
          <table:table-cell table:style-name="ce3" office:value-type="string">
            <text:p>1964-06-22 12:00</text:p>
          </table:table-cell>
          <table:table-cell table:style-name="ce5" office:value-type="float" office:value="44.9780000000001">
            <text:p>44.978</text:p>
          </table:table-cell>
          <table:table-cell table:style-name="ce5" office:value-type="float" office:value="338.978">
            <text:p>338.978</text:p>
          </table:table-cell>
          <table:table-cell office:value-type="float" office:value="831.97">
            <text:p>831.97</text:p>
          </table:table-cell>
          <table:table-cell office:value-type="float" office:value="823.3">
            <text:p>823.3</text:p>
          </table:table-cell>
          <table:table-cell table:style-name="ce1" table:number-columns-repeated="13"/>
          <table:table-cell table:style-name="ce6"/>
          <table:table-cell table:style-name="ce1" table:number-columns-repeated="10"/>
          <table:table-cell table:style-name="ce11"/>
          <table:table-cell table:style-name="ce1" office:value-type="string">
            <text:p>X</text:p>
          </table:table-cell>
          <table:table-cell table:style-name="ce1" table:number-columns-repeated="991"/>
        </table:table-row>
        <table:table-row table:style-name="ro1">
          <table:table-cell table:style-name="ce1" office:value-type="string">
            <text:p>Wed</text:p>
          </table:table-cell>
          <table:table-cell table:style-name="ce4" office:value-type="string">
            <text:p>1964-06-24 12:00</text:p>
          </table:table-cell>
          <table:table-cell table:style-name="ce5" office:value-type="float" office:value="46.1080000000002">
            <text:p>46.108</text:p>
          </table:table-cell>
          <table:table-cell table:style-name="ce5" office:value-type="float" office:value="340.108">
            <text:p>340.108</text:p>
          </table:table-cell>
          <table:table-cell office:value-type="float" office:value="831.17">
            <text:p>831.17</text:p>
          </table:table-cell>
          <table:table-cell office:value-type="float" office:value="819.8">
            <text:p>819.8</text:p>
          </table:table-cell>
          <table:table-cell office:value-type="string">
            <text:p>Mon</text:p>
          </table:table-cell>
          <table:table-cell table:style-name="ce4" office:value-type="string">
            <text:p>1974-09-16 12:00</text:p>
          </table:table-cell>
          <table:table-cell office:value-type="float" office:value="188.103999999999">
            <text:p>188.104</text:p>
          </table:table-cell>
          <table:table-cell office:value-type="float" office:value="340.103999999999">
            <text:p>340.104</text:p>
          </table:table-cell>
          <table:table-cell office:value-type="float" office:value="645.89">
            <text:p>645.89</text:p>
          </table:table-cell>
          <table:table-cell office:value-type="float" office:value="617.73">
            <text:p>617.73</text:p>
          </table:table-cell>
          <table:table-cell office:value-type="string">
            <text:p>Mon</text:p>
          </table:table-cell>
          <table:table-cell table:style-name="ce4" office:value-type="string">
            <text:p>1984-10-29 12:00</text:p>
          </table:table-cell>
          <table:table-cell office:value-type="float" office:value="330.192999999999">
            <text:p>330.193</text:p>
          </table:table-cell>
          <table:table-cell office:value-type="float" office:value="340.192999999999">
            <text:p>340.193</text:p>
          </table:table-cell>
          <table:table-cell office:value-type="float" office:value="1207.49">
            <text:p>1207.49</text:p>
          </table:table-cell>
          <table:table-cell office:value-type="float" office:value="1195.01">
            <text:p>1195.01</text:p>
          </table:table-cell>
          <table:table-cell table:number-columns-repeated="12"/>
          <table:table-cell table:style-name="ce10" office:value-type="float" office:value="3">
            <text:p>3</text:p>
          </table:table-cell>
          <table:table-cell office:value-type="string">
            <text:p>Average:</text:p>
          </table:table-cell>
          <table:table-cell/>
          <table:table-cell table:formula="of:=([.D94]+[.J94]+[.P94]) / 3" office:value-type="float" office:value="340.135">
            <text:p>340.135</text:p>
          </table:table-cell>
          <table:table-cell table:number-columns-repeated="2"/>
          <table:table-cell office:value-type="string">
            <text:p>Thu</text:p>
          </table:table-cell>
          <table:table-cell table:style-name="ce14" office:value-type="string">
            <text:p>2015-03-19 12:00</text:p>
          </table:table-cell>
          <table:table-cell office:value-type="float" office:value="36.255000000001">
            <text:p>36.255</text:p>
          </table:table-cell>
          <table:table-cell office:value-type="float" office:value="340.255000000001">
            <text:p>340.255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ce1"/>
          <table:table-cell table:style-name="ce6"/>
          <table:table-cell table:style-name="ce1" table:number-columns-repeated="5"/>
          <table:table-cell table:style-name="ce6"/>
          <table:table-cell table:style-name="ce1" table:number-columns-repeated="16"/>
          <table:table-cell table:style-name="ce11"/>
          <table:table-cell table:style-name="ce1" table:number-columns-repeated="992"/>
        </table:table-row>
        <table:table-row table:style-name="ro1">
          <table:table-cell office:value-type="string">
            <text:p>Tue</text:p>
          </table:table-cell>
          <table:table-cell table:style-name="ce4" office:value-type="string">
            <text:p>1964-06-30 12:00</text:p>
          </table:table-cell>
          <table:table-cell table:style-name="ce5" office:value-type="float" office:value="49.4750000000004">
            <text:p>49.475</text:p>
          </table:table-cell>
          <table:table-cell table:style-name="ce5" office:value-type="float" office:value="343.475">
            <text:p>343.475</text:p>
          </table:table-cell>
          <table:table-cell office:value-type="float" office:value="834.64">
            <text:p>834.64</text:p>
          </table:table-cell>
          <table:table-cell office:value-type="float" office:value="826.31">
            <text:p>826.31</text:p>
          </table:table-cell>
          <table:table-cell office:value-type="string">
            <text:p>Fri</text:p>
          </table:table-cell>
          <table:table-cell table:style-name="ce3" office:value-type="string">
            <text:p>1974-09-20 12:00</text:p>
          </table:table-cell>
          <table:table-cell office:value-type="float" office:value="189.91">
            <text:p>189.91</text:p>
          </table:table-cell>
          <table:table-cell office:value-type="float" office:value="341.91">
            <text:p>341.91</text:p>
          </table:table-cell>
          <table:table-cell office:value-type="float" office:value="680.54">
            <text:p>680.54</text:p>
          </table:table-cell>
          <table:table-cell office:value-type="float" office:value="659.34">
            <text:p>659.34</text:p>
          </table:table-cell>
          <table:table-cell table:number-columns-repeated="6"/>
          <table:table-cell office:value-type="string">
            <text:p>Fri</text:p>
          </table:table-cell>
          <table:table-cell table:style-name="ce4" office:value-type="string">
            <text:p>1994-12-09 12:00</text:p>
          </table:table-cell>
          <table:table-cell office:value-type="float" office:value="114.078">
            <text:p>114.078</text:p>
          </table:table-cell>
          <table:table-cell office:value-type="float" office:value="342.078">
            <text:p>342.078</text:p>
          </table:table-cell>
          <table:table-cell office:value-type="float" office:value="3713.32">
            <text:p>3713.32</text:p>
          </table:table-cell>
          <table:table-cell office:value-type="float" office:value="3638.97">
            <text:p>3638.97</text:p>
          </table:table-cell>
          <table:table-cell office:value-type="string">
            <text:p>Mon</text:p>
          </table:table-cell>
          <table:table-cell table:style-name="ce3" office:value-type="string">
            <text:p>2005-03-07 12:00</text:p>
          </table:table-cell>
          <table:table-cell office:value-type="float" office:value="256.693999999999">
            <text:p>256.694</text:p>
          </table:table-cell>
          <table:table-cell office:value-type="float" office:value="342.694">
            <text:p>342.694</text:p>
          </table:table-cell>
          <table:table-cell office:value-type="float" office:value="11027.15">
            <text:p>11027.15</text:p>
          </table:table-cell>
          <table:table-cell office:value-type="float" office:value="10886.09">
            <text:p>10886.09</text:p>
          </table:table-cell>
          <table:table-cell table:style-name="ce10" office:value-type="float" office:value="4">
            <text:p>4</text:p>
          </table:table-cell>
          <table:table-cell office:value-type="string">
            <text:p>Average:</text:p>
          </table:table-cell>
          <table:table-cell/>
          <table:table-cell table:formula="of:=([.D96]+[.J96]+[.V96]+[.AB96])/4" office:value-type="float" office:value="342.53925">
            <text:p>342.53925</text:p>
          </table:table-cell>
          <table:table-cell table:number-columns-repeated="2"/>
          <table:table-cell office:value-type="string">
            <text:p>Mon</text:p>
          </table:table-cell>
          <table:table-cell table:style-name="ce14" office:value-type="string">
            <text:p>2015-03-23 12:00</text:p>
          </table:table-cell>
          <table:table-cell office:value-type="float" office:value="38.5740000000005">
            <text:p>38.574</text:p>
          </table:table-cell>
          <table:table-cell office:value-type="float" office:value="342.574">
            <text:p>342.574</text:p>
          </table:table-cell>
          <table:table-cell table:number-columns-repeated="983"/>
        </table:table-row>
        <table:table-row table:style-name="ro1">
          <table:table-cell table:number-columns-repeated="12"/>
          <table:table-cell office:value-type="string">
            <text:p>Tue</text:p>
          </table:table-cell>
          <table:table-cell table:style-name="ce3" office:value-type="string">
            <text:p>1984-11-06 12:00</text:p>
          </table:table-cell>
          <table:table-cell office:value-type="float" office:value="335.271000000001">
            <text:p>335.271</text:p>
          </table:table-cell>
          <table:table-cell office:value-type="float" office:value="345.271000000001">
            <text:p>345.271</text:p>
          </table:table-cell>
          <table:table-cell office:value-type="float" office:value="1247.46">
            <text:p>1247.46</text:p>
          </table:table-cell>
          <table:table-cell office:value-type="float" office:value="1227.03">
            <text:p>1227.03</text:p>
          </table:table-cell>
          <table:table-cell table:number-columns-repeated="12"/>
          <table:table-cell table:style-name="ce10"/>
          <table:table-cell office:value-type="string">
            <text:p>X</text:p>
          </table:table-cell>
          <table:table-cell table:number-columns-repeated="991"/>
        </table:table-row>
        <table:table-row table:style-name="ro1">
          <table:table-cell office:value-type="string">
            <text:p>Fri</text:p>
          </table:table-cell>
          <table:table-cell table:style-name="ce3" office:value-type="string">
            <text:p>1964-07-10 12:00</text:p>
          </table:table-cell>
          <table:table-cell table:style-name="ce5" office:value-type="float" office:value="55.0100000000002">
            <text:p>55.01</text:p>
          </table:table-cell>
          <table:table-cell table:style-name="ce5" office:value-type="float" office:value="349.01">
            <text:p>349.01</text:p>
          </table:table-cell>
          <table:table-cell office:value-type="float" office:value="852.52">
            <text:p>852.52</text:p>
          </table:table-cell>
          <table:table-cell office:value-type="float" office:value="841.99">
            <text:p>841.99</text:p>
          </table:table-cell>
          <table:table-cell office:value-type="string">
            <text:p>Fri</text:p>
          </table:table-cell>
          <table:table-cell table:style-name="ce4" office:value-type="string">
            <text:p>1974-10-04 12:00</text:p>
          </table:table-cell>
          <table:table-cell office:value-type="float" office:value="196.281999999999">
            <text:p>196.282</text:p>
          </table:table-cell>
          <table:table-cell office:value-type="float" office:value="348.281999999999">
            <text:p>348.282</text:p>
          </table:table-cell>
          <table:table-cell office:value-type="float" office:value="593.71">
            <text:p>593.71</text:p>
          </table:table-cell>
          <table:table-cell office:value-type="float" office:value="573.22">
            <text:p>573.22</text:p>
          </table:table-cell>
          <table:table-cell table:number-columns-repeated="18"/>
          <table:table-cell table:style-name="ce10" office:value-type="float" office:value="2">
            <text:p>2</text:p>
          </table:table-cell>
          <table:table-cell office:value-type="string">
            <text:p>Average:</text:p>
          </table:table-cell>
          <table:table-cell/>
          <table:table-cell table:formula="of:=([.D98]+[.J98]) / 2" office:value-type="float" office:value="348.646">
            <text:p>348.646</text:p>
          </table:table-cell>
          <table:table-cell table:number-columns-repeated="2"/>
          <table:table-cell office:value-type="string">
            <text:p>Thu</text:p>
          </table:table-cell>
          <table:table-cell table:style-name="ce16" office:value-type="string">
            <text:p>2015-04-02 12:00</text:p>
          </table:table-cell>
          <table:table-cell office:value-type="float" office:value="44.3060000000005">
            <text:p>44.306</text:p>
          </table:table-cell>
          <table:table-cell office:value-type="float" office:value="348.306">
            <text:p>348.306</text:p>
          </table:table-cell>
          <table:table-cell table:number-columns-repeated="983"/>
        </table:table-row>
        <table:table-row table:style-name="ro1">
          <table:table-cell table:number-columns-repeated="18"/>
          <table:table-cell table:style-name="ce2" office:value-type="string">
            <text:p>Tues-NoTradingMonday</text:p>
          </table:table-cell>
          <table:table-cell table:style-name="ce3" office:value-type="string">
            <text:p>1994-12-27 12:00</text:p>
          </table:table-cell>
          <table:table-cell office:value-type="float" office:value="122.281999999999">
            <text:p>122.282</text:p>
          </table:table-cell>
          <table:table-cell office:value-type="float" office:value="350.281999999999">
            <text:p>350.282</text:p>
          </table:table-cell>
          <table:table-cell office:value-type="float" office:value="3882.21">
            <text:p>3882.21</text:p>
          </table:table-cell>
          <table:table-cell office:value-type="float" office:value="3832.08">
            <text:p>3832.08</text:p>
          </table:table-cell>
          <table:table-cell table:number-columns-repeated="6"/>
          <table:table-cell table:style-name="ce10"/>
          <table:table-cell office:value-type="string">
            <text:p>X</text:p>
          </table:table-cell>
          <table:table-cell table:number-columns-repeated="4"/>
          <table:table-cell office:value-type="string">
            <text:p>Fri</text:p>
          </table:table-cell>
          <table:table-cell table:style-name="ce17" office:value-type="string">
            <text:p>2015-04-03 12:00</text:p>
          </table:table-cell>
          <table:table-cell office:value-type="float" office:value="44.8739999999998">
            <text:p>44.874</text:p>
          </table:table-cell>
          <table:table-cell office:value-type="float" office:value="348.874">
            <text:p>348.874</text:p>
          </table:table-cell>
          <table:table-cell table:number-columns-repeated="983"/>
        </table:table-row>
        <table:table-row table:style-name="ro1">
          <table:table-cell table:number-columns-repeated="24"/>
          <table:table-cell office:value-type="string">
            <text:p>Wed</text:p>
          </table:table-cell>
          <table:table-cell table:style-name="ce4" office:value-type="string">
            <text:p>2005-03-23 12:00</text:p>
          </table:table-cell>
          <table:table-cell office:value-type="float" office:value="265.601000000001">
            <text:p>265.601</text:p>
          </table:table-cell>
          <table:table-cell office:value-type="float" office:value="351.601000000001">
            <text:p>351.601</text:p>
          </table:table-cell>
          <table:table-cell office:value-type="float" office:value="10558.51">
            <text:p>10558.51</text:p>
          </table:table-cell>
          <table:table-cell office:value-type="float" office:value="10384.34">
            <text:p>10384.34</text:p>
          </table:table-cell>
          <table:table-cell table:style-name="ce10"/>
          <table:table-cell office:value-type="string">
            <text:p>X</text:p>
          </table:table-cell>
          <table:table-cell table:number-columns-repeated="991"/>
        </table:table-row>
        <table:table-row table:style-name="ro1">
          <table:table-cell office:value-type="string">
            <text:p>Mon</text:p>
          </table:table-cell>
          <table:table-cell table:style-name="ce3" office:value-type="string">
            <text:p>1964-07-20 12:00</text:p>
          </table:table-cell>
          <table:table-cell office:value-type="float" office:value="60.451">
            <text:p>60.451</text:p>
          </table:table-cell>
          <table:table-cell office:value-type="float" office:value="354.451">
            <text:p>354.451</text:p>
          </table:table-cell>
          <table:table-cell office:value-type="float" office:value="855.19">
            <text:p>855.19</text:p>
          </table:table-cell>
          <table:table-cell office:value-type="float" office:value="847">
            <text:p>847</text:p>
          </table:table-cell>
          <table:table-cell office:value-type="string">
            <text:p>Mon</text:p>
          </table:table-cell>
          <table:table-cell table:style-name="ce3" office:value-type="string">
            <text:p>1974-10-14 12:00</text:p>
          </table:table-cell>
          <table:table-cell office:value-type="float" office:value="200.891">
            <text:p>200.891</text:p>
          </table:table-cell>
          <table:table-cell office:value-type="float" office:value="352.891">
            <text:p>352.891</text:p>
          </table:table-cell>
          <table:table-cell office:value-type="float" office:value="689.3">
            <text:p>689.3</text:p>
          </table:table-cell>
          <table:table-cell office:value-type="float" office:value="659.73">
            <text:p>659.73</text:p>
          </table:table-cell>
          <table:table-cell office:value-type="string">
            <text:p>Mon.</text:p>
          </table:table-cell>
          <table:table-cell table:style-name="ce4" office:value-type="string">
            <text:p>1984-11-19 12:00</text:p>
          </table:table-cell>
          <table:table-cell office:value-type="float" office:value="343.522000000001">
            <text:p>343.522</text:p>
          </table:table-cell>
          <table:table-cell office:value-type="float" office:value="353.522000000001">
            <text:p>353.522</text:p>
          </table:table-cell>
          <table:table-cell office:value-type="float" office:value="1197.44">
            <text:p>1197.44</text:p>
          </table:table-cell>
          <table:table-cell office:value-type="float" office:value="1180.76">
            <text:p>1180.76</text:p>
          </table:table-cell>
          <table:table-cell table:style-name="ce2" office:value-type="string">
            <text:p>Tues-NoTradingMonday</text:p>
          </table:table-cell>
          <table:table-cell table:style-name="ce4" office:value-type="string">
            <text:p>1995-01-03 12:00</text:p>
          </table:table-cell>
          <table:table-cell office:value-type="float" office:value="125.436">
            <text:p>125.436</text:p>
          </table:table-cell>
          <table:table-cell office:value-type="float" office:value="353.436">
            <text:p>353.436</text:p>
          </table:table-cell>
          <table:table-cell office:value-type="float" office:value="3864.72">
            <text:p>3864.72</text:p>
          </table:table-cell>
          <table:table-cell office:value-type="float" office:value="3805.5">
            <text:p>3805.5</text:p>
          </table:table-cell>
          <table:table-cell table:number-columns-repeated="6"/>
          <table:table-cell table:style-name="ce10" office:value-type="float" office:value="4">
            <text:p>4</text:p>
          </table:table-cell>
          <table:table-cell office:value-type="string">
            <text:p>Average:</text:p>
          </table:table-cell>
          <table:table-cell/>
          <table:table-cell table:formula="of:=([.D101]+[.J101]+[.P101]+[.V101]) / 4" office:value-type="float" office:value="353.575">
            <text:p>353.575</text:p>
          </table:table-cell>
          <table:table-cell table:number-columns-repeated="2"/>
          <table:table-cell office:value-type="string">
            <text:p>Sat</text:p>
          </table:table-cell>
          <table:table-cell table:style-name="ce14" office:value-type="string">
            <text:p>2015-04-11 12:00</text:p>
          </table:table-cell>
          <table:table-cell office:value-type="float" office:value="49.3839999999982">
            <text:p>49.384</text:p>
          </table:table-cell>
          <table:table-cell office:value-type="float" office:value="353.383999999998">
            <text:p>353.384</text:p>
          </table:table-cell>
          <table:table-cell table:number-columns-repeated="983"/>
        </table:table-row>
        <table:table-row table:style-name="ro1">
          <table:table-cell table:number-columns-repeated="24"/>
          <table:table-cell office:value-type="string">
            <text:p>Fri</text:p>
          </table:table-cell>
          <table:table-cell table:style-name="ce3" office:value-type="string">
            <text:p>2005-04-01 12:00</text:p>
          </table:table-cell>
          <table:table-cell office:value-type="float" office:value="270.719000000001">
            <text:p>270.719</text:p>
          </table:table-cell>
          <table:table-cell office:value-type="float" office:value="356.719000000001">
            <text:p>356.719</text:p>
          </table:table-cell>
          <table:table-cell office:value-type="float" office:value="10600.56">
            <text:p>10600.56</text:p>
          </table:table-cell>
          <table:table-cell office:value-type="float" office:value="10349.02">
            <text:p>10349.02</text:p>
          </table:table-cell>
          <table:table-cell table:style-name="ce10"/>
          <table:table-cell table:number-columns-repeated="992"/>
        </table:table-row>
        <table:table-row table:style-name="ro1">
          <table:table-cell table:number-columns-repeated="30"/>
          <table:table-cell table:style-name="ce10"/>
          <table:table-cell table:number-columns-repeated="992"/>
        </table:table-row>
        <table:table-row table:style-name="ro1">
          <table:table-cell office:value-type="string">
            <text:p>Tue</text:p>
          </table:table-cell>
          <table:table-cell table:style-name="ce4" office:value-type="string">
            <text:p>1964-07-28 12:00</text:p>
          </table:table-cell>
          <table:table-cell table:style-name="ce5" office:value-type="float" office:value="64.7359999999999">
            <text:p>64.736</text:p>
          </table:table-cell>
          <table:table-cell table:style-name="ce5" office:value-type="float" office:value="358.736">
            <text:p>358.736</text:p>
          </table:table-cell>
          <table:table-cell office:value-type="float" office:value="842.27">
            <text:p>842.27</text:p>
          </table:table-cell>
          <table:table-cell office:value-type="float" office:value="833.47">
            <text:p>833.47</text:p>
          </table:table-cell>
          <table:table-cell table:number-columns-repeated="18"/>
          <table:table-cell office:value-type="string">
            <text:p>Mon</text:p>
          </table:table-cell>
          <table:table-cell table:style-name="ce4" office:value-type="string">
            <text:p>2005-04-04 12:00</text:p>
          </table:table-cell>
          <table:table-cell office:value-type="float" office:value="272.441999999999">
            <text:p>272.442</text:p>
          </table:table-cell>
          <table:table-cell office:value-type="float" office:value="358.441999999999">
            <text:p>358.442</text:p>
          </table:table-cell>
          <table:table-cell office:value-type="float" office:value="10496.44">
            <text:p>10496.44</text:p>
          </table:table-cell>
          <table:table-cell office:value-type="float" office:value="10307.64">
            <text:p>10307.64</text:p>
          </table:table-cell>
          <table:table-cell table:style-name="ce10"/>
          <table:table-cell table:number-columns-repeated="992"/>
        </table:table-row>
        <table:table-row table:style-name="ro1">
          <table:table-cell office:value-type="string">
            <text:p>Fri</text:p>
          </table:table-cell>
          <table:table-cell table:style-name="ce3" office:value-type="string">
            <text:p>1964-07-31 12:00</text:p>
          </table:table-cell>
          <table:table-cell table:style-name="ce5" office:value-type="float" office:value="66.3279999999995">
            <text:p>66.328</text:p>
          </table:table-cell>
          <table:table-cell table:style-name="ce5" office:value-type="float" office:value="0.32799999999952">
            <text:p>0.328</text:p>
          </table:table-cell>
          <table:table-cell office:value-type="float" office:value="844.8">
            <text:p>844.8</text:p>
          </table:table-cell>
          <table:table-cell office:value-type="float" office:value="836.89">
            <text:p>836.89</text:p>
          </table:table-cell>
          <table:table-cell table:number-columns-repeated="24"/>
          <table:table-cell table:style-name="ce10"/>
          <table:table-cell table:number-columns-repeated="992"/>
        </table:table-row>
        <table:table-row table:style-name="ro1">
          <table:table-cell office:value-type="string">
            <text:p>Wed</text:p>
          </table:table-cell>
          <table:table-cell table:style-name="ce4" office:value-type="string">
            <text:p>1964-08-05 12:00</text:p>
          </table:table-cell>
          <table:table-cell office:value-type="float" office:value="68.9629999999997">
            <text:p>68.963</text:p>
          </table:table-cell>
          <table:table-cell office:value-type="float" office:value="2.96299999999974">
            <text:p>2.963</text:p>
          </table:table-cell>
          <table:table-cell office:value-type="float" office:value="835.44">
            <text:p>835.44</text:p>
          </table:table-cell>
          <table:table-cell office:value-type="float" office:value="820.78">
            <text:p>820.78</text:p>
          </table:table-cell>
          <table:table-cell table:number-columns-repeated="18"/>
          <table:table-cell office:value-type="string">
            <text:p>Wed</text:p>
          </table:table-cell>
          <table:table-cell table:style-name="ce3" office:value-type="string">
            <text:p>2005-04-13 12:00</text:p>
          </table:table-cell>
          <table:table-cell office:value-type="float" office:value="277.661">
            <text:p>277.661</text:p>
          </table:table-cell>
          <table:table-cell office:value-type="float" office:value="3.66100000000006">
            <text:p>3.661</text:p>
          </table:table-cell>
          <table:table-cell office:value-type="float" office:value="10567.38">
            <text:p>10567.38</text:p>
          </table:table-cell>
          <table:table-cell office:value-type="float" office:value="10355.16">
            <text:p>10355.16</text:p>
          </table:table-cell>
          <table:table-cell table:style-name="ce10"/>
          <table:table-cell table:number-columns-repeated="992"/>
        </table:table-row>
        <table:table-row table:style-name="ro1">
          <table:table-cell table:number-columns-repeated="30"/>
          <table:table-cell table:style-name="ce10"/>
          <table:table-cell table:number-columns-repeated="992"/>
        </table:table-row>
        <table:table-row table:style-name="ro1">
          <table:table-cell table:number-columns-repeated="24"/>
          <table:table-cell office:value-type="string">
            <text:p>Mon</text:p>
          </table:table-cell>
          <table:table-cell table:style-name="ce4" office:value-type="string">
            <text:p>2005-04-18 12:00</text:p>
          </table:table-cell>
          <table:table-cell office:value-type="float" office:value="280.593000000001">
            <text:p>280.593</text:p>
          </table:table-cell>
          <table:table-cell office:value-type="float" office:value="6.59300000000076">
            <text:p>6.593</text:p>
          </table:table-cell>
          <table:table-cell office:value-type="float" office:value="10183.5">
            <text:p>10183.5</text:p>
          </table:table-cell>
          <table:table-cell office:value-type="float" office:value="9961.52">
            <text:p>9961.52</text:p>
          </table:table-cell>
          <table:table-cell table:style-name="ce10"/>
          <table:table-cell table:number-columns-repeated="992"/>
        </table:table-row>
        <table:table-row table:style-name="ro1" table:number-rows-repeated="35">
          <table:table-cell table:number-columns-repeated="30"/>
          <table:table-cell table:style-name="ce10"/>
          <table:table-cell table:number-columns-repeated="992"/>
        </table:table-row>
        <table:table-row table:style-name="ro1" table:number-rows-repeated="104843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4-08-18T18:26:51</meta:creation-date>
    <dc:date>2014-08-19T14:50:02</dc:date>
    <dc:creator>Ryan </dc:creator>
    <meta:editing-duration>PT20H21M13S</meta:editing-duration>
    <meta:editing-cycles>31</meta:editing-cycles>
    <meta:generator>LibreOffice/3.6$Linux_X86_64 LibreOffice_project/360m1$Build-304</meta:generator>
    <meta:document-statistic meta:table-count="1" meta:cell-count="1264" meta:object-count="0"/>
  </office:meta>
</office:document-meta>
</file>